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3.65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1.709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17cm"/>
    </style:style>
    <style:style style:name="co14" style:family="table-column">
      <style:table-column-properties fo:break-before="auto" style:column-width="3.318cm"/>
    </style:style>
    <style:style style:name="co15" style:family="table-column">
      <style:table-column-properties fo:break-before="auto" style:column-width="0.893cm"/>
    </style:style>
    <style:style style:name="co16" style:family="table-column">
      <style:table-column-properties fo:break-before="auto" style:column-width="1.685cm"/>
    </style:style>
    <style:style style:name="co17" style:family="table-column">
      <style:table-column-properties fo:break-before="auto" style:column-width="4.135cm"/>
    </style:style>
    <style:style style:name="co18" style:family="table-column">
      <style:table-column-properties fo:break-before="auto" style:column-width="2.921cm"/>
    </style:style>
    <style:style style:name="co19" style:family="table-column">
      <style:table-column-properties fo:break-before="auto" style:column-width="2.526cm"/>
    </style:style>
    <style:style style:name="co20" style:family="table-column">
      <style:table-column-properties fo:break-before="auto" style:column-width="1.586cm"/>
    </style:style>
    <style:style style:name="co21" style:family="table-column">
      <style:table-column-properties fo:break-before="auto" style:column-width="3.665cm"/>
    </style:style>
    <style:style style:name="co22" style:family="table-column">
      <style:table-column-properties fo:break-before="auto" style:column-width="1.485cm"/>
    </style:style>
    <style:style style:name="co23" style:family="table-column">
      <style:table-column-properties fo:break-before="auto" style:column-width="2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calhost_250_5000000" table:style-name="ta1">
        <office:forms form:automatic-focus="false" form:apply-design-mode="false"/>
        <table:shapes>
          <draw:frame draw:z-index="0" draw:style-name="gr1" draw:text-style-name="P1" svg:width="15.999cm" svg:height="8.999cm" svg:x="2.774cm" svg:y="9.834cm">
            <draw:object draw:notify-on-update-of-ranges="localhost_250_5000000.H1:localhost_250_5000000.H1 localhost_250_5000000.H2:localhost_250_5000000.H8 localhost_250_5000000.M1:localhost_250_5000000.M1 localhost_250_5000000.M2:localhost_250_5000000.M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348cm" svg:y="9.859cm">
            <draw:object draw:notify-on-update-of-ranges="localhost_250_5000000.H1:localhost_250_5000000.H1 localhost_250_5000000.H10:localhost_250_5000000.H15 localhost_250_5000000.M1:localhost_250_5000000.M1 localhost_250_5000000.M10:localhost_250_5000000.M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Protokoll</text:p>
          </table:table-cell>
          <table:table-cell office:value-type="string" calcext:value-type="string">
            <text:p>Anzahl Pakete</text:p>
          </table:table-cell>
          <table:table-cell office:value-type="string" calcext:value-type="string">
            <text:p>transmissionTime</text:p>
          </table:table-cell>
          <table:table-cell office:value-type="string" calcext:value-type="string">
            <text:p>durationInSecond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formanceTheoretical</text:p>
          </table:table-cell>
          <table:table-cell office:value-type="string" calcext:value-type="string">
            <text:p>Senderate kbit/s</text:p>
          </table:table-cell>
          <table:table-cell office:value-type="string" calcext:value-type="string">
            <text:p>Protokoll</text:p>
          </table:table-cell>
          <table:table-cell office:value-type="string" calcext:value-type="string">
            <text:p>countPackets</text:p>
          </table:table-cell>
          <table:table-cell office:value-type="string" calcext:value-type="string">
            <text:p>goodput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Empfangsrate kbit/s</text:p>
          </table:table-cell>
          <table:table-cell office:value-type="string" calcext:value-type="string">
            <text:p>Minimum S</text:p>
          </table:table-cell>
          <table:table-cell office:value-type="string" calcext:value-type="string">
            <text:p>Minimum E</text:p>
          </table:table-cell>
          <table:table-cell office:value-type="string" calcext:value-type="string">
            <text:p>Mittelwert S</text:p>
          </table:table-cell>
          <table:table-cell office:value-type="string" calcext:value-type="string">
            <text:p>Mittelwert E</text:p>
          </table:table-cell>
          <table:table-cell office:value-type="string" calcext:value-type="string">
            <text:p>STABW S</text:p>
          </table:table-cell>
          <table:table-cell office:value-type="string" calcext:value-type="string">
            <text:p>STABW E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3941481" calcext:value-type="float">
            <text:p>394148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488303.2256" calcext:value-type="float">
            <text:p>1488303,2256</text:p>
          </table:table-cell>
          <table:table-cell office:value-type="string" calcext:value-type="string">
            <text:p>UDP</text:p>
          </table:table-cell>
          <table:table-cell office:value-type="float" office:value="3888882" calcext:value-type="float">
            <text:p>388888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468246.077056" calcext:value-type="float">
            <text:p>1468246,077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4230304" calcext:value-type="float">
            <text:p>423030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597362.7904" calcext:value-type="float">
            <text:p>1597362,7904</text:p>
          </table:table-cell>
          <table:table-cell office:value-type="string" calcext:value-type="string">
            <text:p>UDP</text:p>
          </table:table-cell>
          <table:table-cell office:value-type="float" office:value="4175444" calcext:value-type="float">
            <text:p>4175444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1576805.334933" calcext:value-type="float">
            <text:p>1576805,334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3887262" calcext:value-type="float">
            <text:p>388726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467830.1312" calcext:value-type="float">
            <text:p>1467830,1312</text:p>
          </table:table-cell>
          <table:table-cell office:value-type="string" calcext:value-type="string">
            <text:p>UDP</text:p>
          </table:table-cell>
          <table:table-cell office:value-type="float" office:value="3856967" calcext:value-type="float">
            <text:p>385696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456148.047859" calcext:value-type="float">
            <text:p>1456148,0478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3525164" calcext:value-type="float">
            <text:p>352516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331101.9264" calcext:value-type="float">
            <text:p>1331101,9264</text:p>
          </table:table-cell>
          <table:table-cell office:value-type="string" calcext:value-type="string">
            <text:p>UDP</text:p>
          </table:table-cell>
          <table:table-cell office:value-type="float" office:value="3487095" calcext:value-type="float">
            <text:p>3487095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1316858.757876" calcext:value-type="float">
            <text:p>1316858,757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3226183" calcext:value-type="float">
            <text:p>322618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218206.7008" calcext:value-type="float">
            <text:p>1218206,7008</text:p>
          </table:table-cell>
          <table:table-cell office:value-type="string" calcext:value-type="string">
            <text:p>UDP</text:p>
          </table:table-cell>
          <table:table-cell office:value-type="float" office:value="3192701" calcext:value-type="float">
            <text:p>319270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5443.353265" calcext:value-type="float">
            <text:p>1205443,353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3704498" calcext:value-type="float">
            <text:p>370449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398818.4448" calcext:value-type="float">
            <text:p>1398818,4448</text:p>
          </table:table-cell>
          <table:table-cell office:value-type="string" calcext:value-type="string">
            <text:p>UDP</text:p>
          </table:table-cell>
          <table:table-cell office:value-type="float" office:value="3670059" calcext:value-type="float">
            <text:p>367005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385675.710829" calcext:value-type="float">
            <text:p>1385675,7108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3565331" calcext:value-type="float">
            <text:p>35653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346268.9856" calcext:value-type="float">
            <text:p>1346268,9856</text:p>
          </table:table-cell>
          <table:table-cell office:value-type="string" calcext:value-type="string">
            <text:p>UDP</text:p>
          </table:table-cell>
          <table:table-cell office:value-type="float" office:value="3481408" calcext:value-type="float">
            <text:p>3481408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314272.997101" calcext:value-type="float">
            <text:p>1314272,997101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8327" calcext:value-type="float">
            <text:p>28327</text:p>
          </table:table-cell>
          <table:table-cell office:value-type="float" office:value="30" calcext:value-type="float">
            <text:p>30</text:p>
          </table:table-cell>
          <table:table-cell office:value-type="float" office:value="30.002" calcext:value-type="float">
            <text:p>30,002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0695.562163" calcext:value-type="float">
            <text:p>10695,562163</text:p>
          </table:table-cell>
          <table:table-cell office:value-type="string" calcext:value-type="string">
            <text:p>TCP</text:p>
          </table:table-cell>
          <table:table-cell office:value-type="float" office:value="28327" calcext:value-type="float">
            <text:p>28327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57270.793503" calcext:value-type="float">
            <text:p>57270,793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8552" calcext:value-type="float">
            <text:p>28552</text:p>
          </table:table-cell>
          <table:table-cell office:value-type="float" office:value="30" calcext:value-type="float">
            <text:p>30</text:p>
          </table:table-cell>
          <table:table-cell office:value-type="float" office:value="30.005" calcext:value-type="float">
            <text:p>30,005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0779.438627" calcext:value-type="float">
            <text:p>10779,438627</text:p>
          </table:table-cell>
          <table:table-cell office:value-type="string" calcext:value-type="string">
            <text:p>TCP</text:p>
          </table:table-cell>
          <table:table-cell office:value-type="float" office:value="28552" calcext:value-type="float">
            <text:p>28552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57397.88039" calcext:value-type="float">
            <text:p>57397,880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8312" calcext:value-type="float">
            <text:p>28312</text:p>
          </table:table-cell>
          <table:table-cell office:value-type="float" office:value="30" calcext:value-type="float">
            <text:p>30</text:p>
          </table:table-cell>
          <table:table-cell office:value-type="float" office:value="30.001" calcext:value-type="float">
            <text:p>30,001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0690.254858" calcext:value-type="float">
            <text:p>10690,254858</text:p>
          </table:table-cell>
          <table:table-cell office:value-type="string" calcext:value-type="string">
            <text:p>TCP</text:p>
          </table:table-cell>
          <table:table-cell office:value-type="float" office:value="28312" calcext:value-type="float">
            <text:p>28312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76507.236641" calcext:value-type="float">
            <text:p>76507,2366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9410" calcext:value-type="float">
            <text:p>294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1105.216" calcext:value-type="float">
            <text:p>11105,216</text:p>
          </table:table-cell>
          <table:table-cell office:value-type="string" calcext:value-type="string">
            <text:p>TCP</text:p>
          </table:table-cell>
          <table:table-cell office:value-type="float" office:value="29410" calcext:value-type="float">
            <text:p>29410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57839.666667" calcext:value-type="float">
            <text:p>57839,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9220" calcext:value-type="float">
            <text:p>292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1033.472" calcext:value-type="float">
            <text:p>11033,472</text:p>
          </table:table-cell>
          <table:table-cell office:value-type="string" calcext:value-type="string">
            <text:p>TCP</text:p>
          </table:table-cell>
          <table:table-cell office:value-type="float" office:value="29220" calcext:value-type="float">
            <text:p>29220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63765.008669" calcext:value-type="float">
            <text:p>63765,008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8743" calcext:value-type="float">
            <text:p>28743</text:p>
          </table:table-cell>
          <table:table-cell office:value-type="float" office:value="30" calcext:value-type="float">
            <text:p>30</text:p>
          </table:table-cell>
          <table:table-cell office:value-type="float" office:value="30.001" calcext:value-type="float">
            <text:p>30,001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0852.995033" calcext:value-type="float">
            <text:p>10852,995033</text:p>
          </table:table-cell>
          <table:table-cell office:value-type="string" calcext:value-type="string">
            <text:p>TCP</text:p>
          </table:table-cell>
          <table:table-cell office:value-type="float" office:value="28743" calcext:value-type="float">
            <text:p>28743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60329.943302" calcext:value-type="float">
            <text:p>60329,943302</text:p>
          </table:table-cell>
          <table:table-cell table:number-columns-repeated="6"/>
        </table:table-row>
      </table:table>
      <table:table table:name="localhost_250_5000" table:style-name="ta1">
        <office:forms form:automatic-focus="false" form:apply-design-mode="false"/>
        <table:shapes>
          <draw:frame draw:z-index="0" draw:style-name="gr1" draw:text-style-name="P1" svg:width="15.999cm" svg:height="8.999cm" svg:x="2.898cm" svg:y="9.082cm">
            <draw:object draw:notify-on-update-of-ranges="localhost_250_5000.H1:localhost_250_5000.H1 localhost_250_5000.H2:localhost_250_5000.H7 localhost_250_5000.M1:localhost_250_5000.M1 localhost_250_5000.M2:localhost_250_5000.M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9.539cm" svg:y="9.308cm">
            <draw:object draw:notify-on-update-of-ranges="localhost_250_5000.H1:localhost_250_5000.H1 localhost_250_5000.H9:localhost_250_5000.H18 localhost_250_5000.M1:localhost_250_5000.M1 localhost_250_5000.M9:localhost_250_5000.M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1" table:default-cell-style-name="Default"/>
        <table:table-row table:style-name="ro1">
          <table:table-cell office:value-type="string" calcext:value-type="string">
            <text:p>Protokoll</text:p>
          </table:table-cell>
          <table:table-cell office:value-type="string" calcext:value-type="string">
            <text:p>Anzahl Pakete</text:p>
          </table:table-cell>
          <table:table-cell office:value-type="string" calcext:value-type="string">
            <text:p>transmissionTime</text:p>
          </table:table-cell>
          <table:table-cell office:value-type="string" calcext:value-type="string">
            <text:p>durationInSecond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formanceTheoretical</text:p>
          </table:table-cell>
          <table:table-cell office:value-type="string" calcext:value-type="string">
            <text:p>Senderate kbit/s</text:p>
          </table:table-cell>
          <table:table-cell office:value-type="string" calcext:value-type="string">
            <text:p>Protokoll</text:p>
          </table:table-cell>
          <table:table-cell office:value-type="string" calcext:value-type="string">
            <text:p>countPackets</text:p>
          </table:table-cell>
          <table:table-cell office:value-type="string" calcext:value-type="string">
            <text:p>goodput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Empfangsrate kbit/s</text:p>
          </table:table-cell>
          <table:table-cell office:value-type="string" calcext:value-type="string">
            <text:p>Min S</text:p>
          </table:table-cell>
          <table:table-cell office:value-type="string" calcext:value-type="string">
            <text:p>Min E</text:p>
          </table:table-cell>
          <table:table-cell office:value-type="string" calcext:value-type="string">
            <text:p>Mittelwert S</text:p>
          </table:table-cell>
          <table:table-cell office:value-type="string" calcext:value-type="string">
            <text:p>Mittelwert E</text:p>
          </table:table-cell>
          <table:table-cell office:value-type="string" calcext:value-type="string">
            <text:p>St. S</text:p>
          </table:table-cell>
          <table:table-cell office:value-type="string" calcext:value-type="string">
            <text:p>St. E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510000" calcext:value-type="float">
            <text:p>510000</text:p>
          </table:table-cell>
          <table:table-cell office:value-type="float" office:value="30" calcext:value-type="float">
            <text:p>30</text:p>
          </table:table-cell>
          <table:table-cell office:value-type="float" office:value="30.118" calcext:value-type="float">
            <text:p>30,11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91821.502092" calcext:value-type="float">
            <text:p>191821,502092</text:p>
          </table:table-cell>
          <table:table-cell office:value-type="string" calcext:value-type="string">
            <text:p>UDP</text:p>
          </table:table-cell>
          <table:table-cell office:value-type="float" office:value="504977" calcext:value-type="float">
            <text:p>50497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89938.554836" calcext:value-type="float">
            <text:p>189938,5548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495000" calcext:value-type="float">
            <text:p>495000</text:p>
          </table:table-cell>
          <table:table-cell office:value-type="float" office:value="30" calcext:value-type="float">
            <text:p>30</text:p>
          </table:table-cell>
          <table:table-cell office:value-type="float" office:value="30.053" calcext:value-type="float">
            <text:p>30,05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86582.371144" calcext:value-type="float">
            <text:p>186582,371144</text:p>
          </table:table-cell>
          <table:table-cell office:value-type="string" calcext:value-type="string">
            <text:p>UDP</text:p>
          </table:table-cell>
          <table:table-cell office:value-type="float" office:value="490445" calcext:value-type="float">
            <text:p>49044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84871.587914" calcext:value-type="float">
            <text:p>184871,587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495687" calcext:value-type="float">
            <text:p>49568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87171.4112" calcext:value-type="float">
            <text:p>187171,4112</text:p>
          </table:table-cell>
          <table:table-cell office:value-type="string" calcext:value-type="string">
            <text:p>UDP</text:p>
          </table:table-cell>
          <table:table-cell office:value-type="float" office:value="490329" calcext:value-type="float">
            <text:p>4903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85123.54726" calcext:value-type="float">
            <text:p>185123,547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514478" calcext:value-type="float">
            <text:p>51447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94266.8928" calcext:value-type="float">
            <text:p>194266,8928</text:p>
          </table:table-cell>
          <table:table-cell office:value-type="string" calcext:value-type="string">
            <text:p>UDP</text:p>
          </table:table-cell>
          <table:table-cell office:value-type="float" office:value="502101" calcext:value-type="float">
            <text:p>502101</text:p>
          </table:table-cell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189605.977999" calcext:value-type="float">
            <text:p>189605,977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520000" calcext:value-type="float">
            <text:p>520000</text:p>
          </table:table-cell>
          <table:table-cell office:value-type="float" office:value="30" calcext:value-type="float">
            <text:p>30</text:p>
          </table:table-cell>
          <table:table-cell office:value-type="float" office:value="30.236" calcext:value-type="float">
            <text:p>30,236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94819.420558" calcext:value-type="float">
            <text:p>194819,420558</text:p>
          </table:table-cell>
          <table:table-cell office:value-type="string" calcext:value-type="string">
            <text:p>UDP</text:p>
          </table:table-cell>
          <table:table-cell office:value-type="float" office:value="503483" calcext:value-type="float">
            <text:p>503483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88606.330159" calcext:value-type="float">
            <text:p>188606,330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505000" calcext:value-type="float">
            <text:p>505000</text:p>
          </table:table-cell>
          <table:table-cell office:value-type="float" office:value="30" calcext:value-type="float">
            <text:p>30</text:p>
          </table:table-cell>
          <table:table-cell office:value-type="float" office:value="30.033" calcext:value-type="float">
            <text:p>30,03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90478.473679" calcext:value-type="float">
            <text:p>190478,473679</text:p>
          </table:table-cell>
          <table:table-cell office:value-type="string" calcext:value-type="string">
            <text:p>UDP</text:p>
          </table:table-cell>
          <table:table-cell office:value-type="float" office:value="496407" calcext:value-type="float">
            <text:p>49640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87193.691611" calcext:value-type="float">
            <text:p>187193,691611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9017" calcext:value-type="float">
            <text:p>29017</text:p>
          </table:table-cell>
          <table:table-cell office:value-type="float" office:value="30" calcext:value-type="float">
            <text:p>30</text:p>
          </table:table-cell>
          <table:table-cell office:value-type="float" office:value="30.002" calcext:value-type="float">
            <text:p>30,00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0956.088794" calcext:value-type="float">
            <text:p>10956,088794</text:p>
          </table:table-cell>
          <table:table-cell office:value-type="string" calcext:value-type="string">
            <text:p>TCP</text:p>
          </table:table-cell>
          <table:table-cell office:value-type="float" office:value="29017" calcext:value-type="float">
            <text:p>29017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42816.800313" calcext:value-type="float">
            <text:p>42816,800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9203" calcext:value-type="float">
            <text:p>29203</text:p>
          </table:table-cell>
          <table:table-cell office:value-type="float" office:value="30" calcext:value-type="float">
            <text:p>30</text:p>
          </table:table-cell>
          <table:table-cell office:value-type="float" office:value="30.008" calcext:value-type="float">
            <text:p>30,00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1024.113037" calcext:value-type="float">
            <text:p>11024,113037</text:p>
          </table:table-cell>
          <table:table-cell office:value-type="string" calcext:value-type="string">
            <text:p>TCP</text:p>
          </table:table-cell>
          <table:table-cell office:value-type="float" office:value="29203" calcext:value-type="float">
            <text:p>29203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44398.279962" calcext:value-type="float">
            <text:p>44398,279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8872" calcext:value-type="float">
            <text:p>28872</text:p>
          </table:table-cell>
          <table:table-cell office:value-type="float" office:value="30" calcext:value-type="float">
            <text:p>30</text:p>
          </table:table-cell>
          <table:table-cell office:value-type="float" office:value="30.001" calcext:value-type="float">
            <text:p>30,00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0901.70381" calcext:value-type="float">
            <text:p>10901,70381</text:p>
          </table:table-cell>
          <table:table-cell office:value-type="string" calcext:value-type="string">
            <text:p>TCP</text:p>
          </table:table-cell>
          <table:table-cell office:value-type="float" office:value="28872" calcext:value-type="float">
            <text:p>28872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36769.197976" calcext:value-type="float">
            <text:p>36769,197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9253" calcext:value-type="float">
            <text:p>29253</text:p>
          </table:table-cell>
          <table:table-cell office:value-type="float" office:value="30" calcext:value-type="float">
            <text:p>30</text:p>
          </table:table-cell>
          <table:table-cell office:value-type="float" office:value="30.003" calcext:value-type="float">
            <text:p>30,00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1044.828317" calcext:value-type="float">
            <text:p>11044,828317</text:p>
          </table:table-cell>
          <table:table-cell office:value-type="string" calcext:value-type="string">
            <text:p>TCP</text:p>
          </table:table-cell>
          <table:table-cell office:value-type="float" office:value="29253" calcext:value-type="float">
            <text:p>29253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37588.246824" calcext:value-type="float">
            <text:p>37588,246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8605" calcext:value-type="float">
            <text:p>28605</text:p>
          </table:table-cell>
          <table:table-cell office:value-type="float" office:value="30" calcext:value-type="float">
            <text:p>30</text:p>
          </table:table-cell>
          <table:table-cell office:value-type="float" office:value="30.004" calcext:value-type="float">
            <text:p>30,004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0799.808026" calcext:value-type="float">
            <text:p>10799,808026</text:p>
          </table:table-cell>
          <table:table-cell office:value-type="string" calcext:value-type="string">
            <text:p>TCP</text:p>
          </table:table-cell>
          <table:table-cell office:value-type="float" office:value="28605" calcext:value-type="float">
            <text:p>28605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9365.173011" calcext:value-type="float">
            <text:p>19365,173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8667" calcext:value-type="float">
            <text:p>28667</text:p>
          </table:table-cell>
          <table:table-cell office:value-type="float" office:value="30" calcext:value-type="float">
            <text:p>30</text:p>
          </table:table-cell>
          <table:table-cell office:value-type="float" office:value="30.003" calcext:value-type="float">
            <text:p>30,003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0823.576842" calcext:value-type="float">
            <text:p>10823,576842</text:p>
          </table:table-cell>
          <table:table-cell office:value-type="string" calcext:value-type="string">
            <text:p>TCP</text:p>
          </table:table-cell>
          <table:table-cell office:value-type="float" office:value="28667" calcext:value-type="float">
            <text:p>28667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9197.1965" calcext:value-type="float">
            <text:p>19197,1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8989" calcext:value-type="float">
            <text:p>2898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0946.2464" calcext:value-type="float">
            <text:p>10946,2464</text:p>
          </table:table-cell>
          <table:table-cell office:value-type="string" calcext:value-type="string">
            <text:p>TCP</text:p>
          </table:table-cell>
          <table:table-cell office:value-type="float" office:value="28989" calcext:value-type="float">
            <text:p>28989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28441.658756" calcext:value-type="float">
            <text:p>28441,658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7549" calcext:value-type="float">
            <text:p>754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2850.5024" calcext:value-type="float">
            <text:p>2850,5024</text:p>
          </table:table-cell>
          <table:table-cell office:value-type="string" calcext:value-type="string">
            <text:p>TCP</text:p>
          </table:table-cell>
          <table:table-cell office:value-type="float" office:value="7549" calcext:value-type="float">
            <text:p>754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4398.900763" calcext:value-type="float">
            <text:p>54398,9007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1856" calcext:value-type="float">
            <text:p>2185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8252.8256" calcext:value-type="float">
            <text:p>8252,8256</text:p>
          </table:table-cell>
          <table:table-cell office:value-type="string" calcext:value-type="string">
            <text:p>TCP</text:p>
          </table:table-cell>
          <table:table-cell office:value-type="float" office:value="21856" calcext:value-type="float">
            <text:p>21856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53717.675852" calcext:value-type="float">
            <text:p>53717,675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7388" calcext:value-type="float">
            <text:p>738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2789.7088" calcext:value-type="float">
            <text:p>2789,7088</text:p>
          </table:table-cell>
          <table:table-cell office:value-type="string" calcext:value-type="string">
            <text:p>TCP</text:p>
          </table:table-cell>
          <table:table-cell office:value-type="float" office:value="7388" calcext:value-type="float">
            <text:p>7388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5996.242581" calcext:value-type="float">
            <text:p>35996,242581</text:p>
          </table:table-cell>
          <table:table-cell table:number-columns-repeated="6"/>
        </table:table-row>
      </table:table>
      <table:table table:name="localhost_250_100" table:style-name="ta1">
        <office:forms form:automatic-focus="false" form:apply-design-mode="false"/>
        <table:shapes>
          <draw:frame draw:z-index="0" draw:style-name="gr1" draw:text-style-name="P1" svg:width="15.999cm" svg:height="8.999cm" svg:x="1.557cm" svg:y="9.257cm">
            <draw:object draw:notify-on-update-of-ranges="localhost_250_100.H1:localhost_250_100.H1 localhost_250_100.H2:localhost_250_100.H7 localhost_250_100.M1:localhost_250_100.M1 localhost_250_100.M2:localhost_250_100.M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8.346cm" svg:y="9.307cm">
            <draw:object draw:notify-on-update-of-ranges="localhost_250_100.H1:localhost_250_100.H1 localhost_250_100.H9:localhost_250_100.H14 localhost_250_100.M1:localhost_250_100.M1 localhost_250_100.M9:localhost_250_100.M1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1" table:default-cell-style-name="Default"/>
        <table:table-row table:style-name="ro1">
          <table:table-cell office:value-type="string" calcext:value-type="string">
            <text:p>Protokoll</text:p>
          </table:table-cell>
          <table:table-cell office:value-type="string" calcext:value-type="string">
            <text:p>Anzahl Pakete</text:p>
          </table:table-cell>
          <table:table-cell office:value-type="string" calcext:value-type="string">
            <text:p>transmissionTime</text:p>
          </table:table-cell>
          <table:table-cell office:value-type="string" calcext:value-type="string">
            <text:p>durationInSecond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formanceTheoretical</text:p>
          </table:table-cell>
          <table:table-cell office:value-type="string" calcext:value-type="string">
            <text:p>Senderate kbit/s</text:p>
          </table:table-cell>
          <table:table-cell office:value-type="string" calcext:value-type="string">
            <text:p>Protokoll</text:p>
          </table:table-cell>
          <table:table-cell office:value-type="string" calcext:value-type="string">
            <text:p>countPackets</text:p>
          </table:table-cell>
          <table:table-cell office:value-type="string" calcext:value-type="string">
            <text:p>goodput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Empfangsrate kbit/s</text:p>
          </table:table-cell>
          <table:table-cell office:value-type="string" calcext:value-type="string">
            <text:p>Min S</text:p>
          </table:table-cell>
          <table:table-cell office:value-type="string" calcext:value-type="string">
            <text:p>Min E</text:p>
          </table:table-cell>
          <table:table-cell office:value-type="string" calcext:value-type="string">
            <text:p>Mittelwert S</text:p>
          </table:table-cell>
          <table:table-cell office:value-type="string" calcext:value-type="string">
            <text:p>Mittelwert E</text:p>
          </table:table-cell>
          <table:table-cell office:value-type="string" calcext:value-type="string">
            <text:p>St. S</text:p>
          </table:table-cell>
          <table:table-cell office:value-type="string" calcext:value-type="string">
            <text:p>St. E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11900" calcext:value-type="float">
            <text:p>11900</text:p>
          </table:table-cell>
          <table:table-cell office:value-type="float" office:value="30" calcext:value-type="float">
            <text:p>30</text:p>
          </table:table-cell>
          <table:table-cell office:value-type="float" office:value="30.046" calcext:value-type="float">
            <text:p>30,04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486.560607" calcext:value-type="float">
            <text:p>4486,560607</text:p>
          </table:table-cell>
          <table:table-cell office:value-type="string" calcext:value-type="string">
            <text:p>UDP</text:p>
          </table:table-cell>
          <table:table-cell office:value-type="float" office:value="11872" calcext:value-type="float">
            <text:p>1187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475.259259" calcext:value-type="float">
            <text:p>4475,259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11900" calcext:value-type="float">
            <text:p>11900</text:p>
          </table:table-cell>
          <table:table-cell office:value-type="float" office:value="30" calcext:value-type="float">
            <text:p>30</text:p>
          </table:table-cell>
          <table:table-cell office:value-type="float" office:value="30.026" calcext:value-type="float">
            <text:p>30,02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489.549057" calcext:value-type="float">
            <text:p>4489,549057</text:p>
          </table:table-cell>
          <table:table-cell office:value-type="string" calcext:value-type="string">
            <text:p>UDP</text:p>
          </table:table-cell>
          <table:table-cell office:value-type="float" office:value="11886" calcext:value-type="float">
            <text:p>11886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483.968563" calcext:value-type="float">
            <text:p>4483,968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11900" calcext:value-type="float">
            <text:p>11900</text:p>
          </table:table-cell>
          <table:table-cell office:value-type="float" office:value="30" calcext:value-type="float">
            <text:p>30</text:p>
          </table:table-cell>
          <table:table-cell office:value-type="float" office:value="30.023" calcext:value-type="float">
            <text:p>30,023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489.997668" calcext:value-type="float">
            <text:p>4489,997668</text:p>
          </table:table-cell>
          <table:table-cell office:value-type="string" calcext:value-type="string">
            <text:p>UDP</text:p>
          </table:table-cell>
          <table:table-cell office:value-type="float" office:value="11893" calcext:value-type="float">
            <text:p>11893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487.207034" calcext:value-type="float">
            <text:p>4487,207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11900" calcext:value-type="float">
            <text:p>11900</text:p>
          </table:table-cell>
          <table:table-cell office:value-type="float" office:value="30" calcext:value-type="float">
            <text:p>30</text:p>
          </table:table-cell>
          <table:table-cell office:value-type="float" office:value="30.033" calcext:value-type="float">
            <text:p>30,033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488.502647" calcext:value-type="float">
            <text:p>4488,502647</text:p>
          </table:table-cell>
          <table:table-cell office:value-type="string" calcext:value-type="string">
            <text:p>UDP</text:p>
          </table:table-cell>
          <table:table-cell office:value-type="float" office:value="11893" calcext:value-type="float">
            <text:p>11893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485.563642" calcext:value-type="float">
            <text:p>4485,5636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11900" calcext:value-type="float">
            <text:p>11900</text:p>
          </table:table-cell>
          <table:table-cell office:value-type="float" office:value="30" calcext:value-type="float">
            <text:p>30</text:p>
          </table:table-cell>
          <table:table-cell office:value-type="float" office:value="30.036" calcext:value-type="float">
            <text:p>30,03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488.054335" calcext:value-type="float">
            <text:p>4488,054335</text:p>
          </table:table-cell>
          <table:table-cell office:value-type="string" calcext:value-type="string">
            <text:p>UDP</text:p>
          </table:table-cell>
          <table:table-cell office:value-type="float" office:value="11886" calcext:value-type="float">
            <text:p>11886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482.177364" calcext:value-type="float">
            <text:p>4482,177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11900" calcext:value-type="float">
            <text:p>11900</text:p>
          </table:table-cell>
          <table:table-cell office:value-type="float" office:value="30" calcext:value-type="float">
            <text:p>30</text:p>
          </table:table-cell>
          <table:table-cell office:value-type="float" office:value="30.053" calcext:value-type="float">
            <text:p>30,053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485.515589" calcext:value-type="float">
            <text:p>4485,515589</text:p>
          </table:table-cell>
          <table:table-cell office:value-type="string" calcext:value-type="string">
            <text:p>UDP</text:p>
          </table:table-cell>
          <table:table-cell office:value-type="float" office:value="11900" calcext:value-type="float">
            <text:p>11900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486.261981" calcext:value-type="float">
            <text:p>4486,261981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11400" calcext:value-type="float">
            <text:p>11400</text:p>
          </table:table-cell>
          <table:table-cell office:value-type="float" office:value="30" calcext:value-type="float">
            <text:p>30</text:p>
          </table:table-cell>
          <table:table-cell office:value-type="float" office:value="30.124" calcext:value-type="float">
            <text:p>30,124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286.920728" calcext:value-type="float">
            <text:p>4286,920728</text:p>
          </table:table-cell>
          <table:table-cell office:value-type="string" calcext:value-type="string">
            <text:p>TCP</text:p>
          </table:table-cell>
          <table:table-cell office:value-type="float" office:value="11400" calcext:value-type="float">
            <text:p>11400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287.347698" calcext:value-type="float">
            <text:p>4287,3476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11400" calcext:value-type="float">
            <text:p>11400</text:p>
          </table:table-cell>
          <table:table-cell office:value-type="float" office:value="30" calcext:value-type="float">
            <text:p>30</text:p>
          </table:table-cell>
          <table:table-cell office:value-type="float" office:value="30.186" calcext:value-type="float">
            <text:p>30,18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278.115683" calcext:value-type="float">
            <text:p>4278,115683</text:p>
          </table:table-cell>
          <table:table-cell office:value-type="string" calcext:value-type="string">
            <text:p>TCP</text:p>
          </table:table-cell>
          <table:table-cell office:value-type="float" office:value="11400" calcext:value-type="float">
            <text:p>11400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278.115683" calcext:value-type="float">
            <text:p>4278,1156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11100" calcext:value-type="float">
            <text:p>11100</text:p>
          </table:table-cell>
          <table:table-cell office:value-type="float" office:value="30" calcext:value-type="float">
            <text:p>30</text:p>
          </table:table-cell>
          <table:table-cell office:value-type="float" office:value="30.18" calcext:value-type="float">
            <text:p>30,18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166.361829" calcext:value-type="float">
            <text:p>4166,361829</text:p>
          </table:table-cell>
          <table:table-cell office:value-type="string" calcext:value-type="string">
            <text:p>TCP</text:p>
          </table:table-cell>
          <table:table-cell office:value-type="float" office:value="11100" calcext:value-type="float">
            <text:p>11100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166.361829" calcext:value-type="float">
            <text:p>4166,3618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11400" calcext:value-type="float">
            <text:p>11400</text:p>
          </table:table-cell>
          <table:table-cell office:value-type="float" office:value="30" calcext:value-type="float">
            <text:p>30</text:p>
          </table:table-cell>
          <table:table-cell office:value-type="float" office:value="30.076" calcext:value-type="float">
            <text:p>30,07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293.762468" calcext:value-type="float">
            <text:p>4293,762468</text:p>
          </table:table-cell>
          <table:table-cell office:value-type="string" calcext:value-type="string">
            <text:p>TCP</text:p>
          </table:table-cell>
          <table:table-cell office:value-type="float" office:value="11400" calcext:value-type="float">
            <text:p>11400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293.619709" calcext:value-type="float">
            <text:p>4293,619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11100" calcext:value-type="float">
            <text:p>11100</text:p>
          </table:table-cell>
          <table:table-cell office:value-type="float" office:value="30" calcext:value-type="float">
            <text:p>30</text:p>
          </table:table-cell>
          <table:table-cell office:value-type="float" office:value="30.079" calcext:value-type="float">
            <text:p>30,079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180.35174" calcext:value-type="float">
            <text:p>4180,35174</text:p>
          </table:table-cell>
          <table:table-cell office:value-type="string" calcext:value-type="string">
            <text:p>TCP</text:p>
          </table:table-cell>
          <table:table-cell office:value-type="float" office:value="11100" calcext:value-type="float">
            <text:p>11100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180.907731" calcext:value-type="float">
            <text:p>4180,907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11000" calcext:value-type="float">
            <text:p>11000</text:p>
          </table:table-cell>
          <table:table-cell office:value-type="float" office:value="30" calcext:value-type="float">
            <text:p>30</text:p>
          </table:table-cell>
          <table:table-cell office:value-type="float" office:value="30.177" calcext:value-type="float">
            <text:p>30,17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129.237499" calcext:value-type="float">
            <text:p>4129,237499</text:p>
          </table:table-cell>
          <table:table-cell office:value-type="string" calcext:value-type="string">
            <text:p>TCP</text:p>
          </table:table-cell>
          <table:table-cell office:value-type="float" office:value="11000" calcext:value-type="float">
            <text:p>11000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128.827038" calcext:value-type="float">
            <text:p>4128,827038</text:p>
          </table:table-cell>
          <table:table-cell table:number-columns-repeated="6"/>
        </table:table-row>
      </table:table>
      <table:table table:name="nw_250_5000000" table:style-name="ta1">
        <office:forms form:automatic-focus="false" form:apply-design-mode="false"/>
        <table:shapes>
          <draw:frame draw:z-index="0" draw:style-name="gr1" draw:text-style-name="P1" svg:width="15.999cm" svg:height="8.999cm" svg:x="1.184cm" svg:y="8.554cm">
            <draw:object draw:notify-on-update-of-ranges="nw_250_5000000.H1:nw_250_5000000.H1 nw_250_5000000.H2:nw_250_5000000.H4 nw_250_5000000.M1:nw_250_5000000.M1 nw_250_5000000.M2:nw_250_5000000.M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18.382cm" svg:y="8.655cm">
            <draw:object draw:notify-on-update-of-ranges="nw_250_5000000.H1:nw_250_5000000.H1 nw_250_5000000.H6:nw_250_5000000.H8 nw_250_5000000.M1:nw_250_5000000.M1 nw_250_5000000.M6:nw_250_5000000.M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Protokoll</text:p>
          </table:table-cell>
          <table:table-cell office:value-type="string" calcext:value-type="string">
            <text:p>Anzahl Pakete</text:p>
          </table:table-cell>
          <table:table-cell office:value-type="string" calcext:value-type="string">
            <text:p>transmissionTime</text:p>
          </table:table-cell>
          <table:table-cell office:value-type="string" calcext:value-type="string">
            <text:p>durationInSecond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formanceTheoretical</text:p>
          </table:table-cell>
          <table:table-cell office:value-type="string" calcext:value-type="string">
            <text:p>Senderate kbit/s</text:p>
          </table:table-cell>
          <table:table-cell office:value-type="string" calcext:value-type="string">
            <text:p>Protokoll</text:p>
          </table:table-cell>
          <table:table-cell office:value-type="string" calcext:value-type="string">
            <text:p>countPackets</text:p>
          </table:table-cell>
          <table:table-cell office:value-type="string" calcext:value-type="string">
            <text:p>goodput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Empfangsrate kbit/s</text:p>
          </table:table-cell>
          <table:table-cell office:value-type="string" calcext:value-type="string">
            <text:p>Min S</text:p>
          </table:table-cell>
          <table:table-cell office:value-type="string" calcext:value-type="string">
            <text:p>Min E</text:p>
          </table:table-cell>
          <table:table-cell office:value-type="string" calcext:value-type="string">
            <text:p>Mittelwert S</text:p>
          </table:table-cell>
          <table:table-cell office:value-type="string" calcext:value-type="string">
            <text:p>Mittelwert E</text:p>
          </table:table-cell>
          <table:table-cell office:value-type="string" calcext:value-type="string">
            <text:p>St. S</text:p>
          </table:table-cell>
          <table:table-cell office:value-type="string" calcext:value-type="string">
            <text:p>St. E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3542519" calcext:value-type="float">
            <text:p>35425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337655.1744" calcext:value-type="float">
            <text:p>1337655,1744</text:p>
          </table:table-cell>
          <table:table-cell office:value-type="string" calcext:value-type="string">
            <text:p>UDP</text:p>
          </table:table-cell>
          <table:table-cell office:value-type="float" office:value="7211" calcext:value-type="float">
            <text:p>721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2721.512844" calcext:value-type="float">
            <text:p>2721,5128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3827464" calcext:value-type="float">
            <text:p>382746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445250.4064" calcext:value-type="float">
            <text:p>1445250,4064</text:p>
          </table:table-cell>
          <table:table-cell office:value-type="string" calcext:value-type="string">
            <text:p>UDP</text:p>
          </table:table-cell>
          <table:table-cell office:value-type="float" office:value="8812" calcext:value-type="float">
            <text:p>881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3325.637527" calcext:value-type="float">
            <text:p>3325,6375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3483937" calcext:value-type="float">
            <text:p>34839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1315534.6112" calcext:value-type="float">
            <text:p>1315534,6112</text:p>
          </table:table-cell>
          <table:table-cell office:value-type="string" calcext:value-type="string">
            <text:p>UDP</text:p>
          </table:table-cell>
          <table:table-cell office:value-type="float" office:value="11322" calcext:value-type="float">
            <text:p>11322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272.908316" calcext:value-type="float">
            <text:p>4272,908316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344" calcext:value-type="float">
            <text:p>2344</text:p>
          </table:table-cell>
          <table:table-cell office:value-type="float" office:value="30" calcext:value-type="float">
            <text:p>30</text:p>
          </table:table-cell>
          <table:table-cell office:value-type="float" office:value="30.564" calcext:value-type="float">
            <text:p>30,564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868.76168" calcext:value-type="float">
            <text:p>868,76168</text:p>
          </table:table-cell>
          <table:table-cell office:value-type="string" calcext:value-type="string">
            <text:p>TCP</text:p>
          </table:table-cell>
          <table:table-cell office:value-type="float" office:value="2344" calcext:value-type="float">
            <text:p>2344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868.363922" calcext:value-type="float">
            <text:p>868,363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311" calcext:value-type="float">
            <text:p>2311</text:p>
          </table:table-cell>
          <table:table-cell office:value-type="float" office:value="30" calcext:value-type="float">
            <text:p>30</text:p>
          </table:table-cell>
          <table:table-cell office:value-type="float" office:value="30.904" calcext:value-type="float">
            <text:p>30,904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847.107429" calcext:value-type="float">
            <text:p>847,107429</text:p>
          </table:table-cell>
          <table:table-cell office:value-type="string" calcext:value-type="string">
            <text:p>TCP</text:p>
          </table:table-cell>
          <table:table-cell office:value-type="float" office:value="2311" calcext:value-type="float">
            <text:p>231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846.778626" calcext:value-type="float">
            <text:p>846,778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329" calcext:value-type="float">
            <text:p>2329</text:p>
          </table:table-cell>
          <table:table-cell office:value-type="float" office:value="30" calcext:value-type="float">
            <text:p>30</text:p>
          </table:table-cell>
          <table:table-cell office:value-type="float" office:value="30.94" calcext:value-type="float">
            <text:p>30,94</text:p>
          </table:table-cell>
          <table:table-cell office:value-type="float" office:value="250" calcext:value-type="float">
            <text:p>2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26560000" calcext:value-type="float">
            <text:p>226560000</text:p>
          </table:table-cell>
          <table:table-cell office:value-type="float" office:value="852.712088" calcext:value-type="float">
            <text:p>852,712088</text:p>
          </table:table-cell>
          <table:table-cell office:value-type="string" calcext:value-type="string">
            <text:p>TCP</text:p>
          </table:table-cell>
          <table:table-cell office:value-type="float" office:value="2329" calcext:value-type="float">
            <text:p>232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852.353956" calcext:value-type="float">
            <text:p>852,353956</text:p>
          </table:table-cell>
          <table:table-cell table:number-columns-repeated="6"/>
        </table:table-row>
      </table:table>
      <table:table table:name="nw_250_5000" table:style-name="ta1">
        <office:forms form:automatic-focus="false" form:apply-design-mode="false"/>
        <table:shapes>
          <draw:frame draw:z-index="0" draw:style-name="gr1" draw:text-style-name="P1" svg:width="15.999cm" svg:height="8.999cm" svg:x="1.293cm" svg:y="6.021cm">
            <draw:object draw:notify-on-update-of-ranges="nw_250_5000.H1:nw_250_5000.H1 nw_250_5000.H2:nw_250_5000.H4 nw_250_5000.M1:nw_250_5000.M1 nw_250_5000.M2:nw_250_5000.M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18.491cm" svg:y="6.122cm">
            <draw:object draw:notify-on-update-of-ranges="nw_250_5000.H1:nw_250_5000.H1 nw_250_5000.H6:nw_250_5000.H8 nw_250_5000.M1:nw_250_5000.M1 nw_250_5000.M6:nw_250_5000.M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Protokoll</text:p>
          </table:table-cell>
          <table:table-cell office:value-type="string" calcext:value-type="string">
            <text:p>Anzahl Pakete</text:p>
          </table:table-cell>
          <table:table-cell office:value-type="string" calcext:value-type="string">
            <text:p>transmissionTime</text:p>
          </table:table-cell>
          <table:table-cell office:value-type="string" calcext:value-type="string">
            <text:p>durationInSecond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formanceTheoretical</text:p>
          </table:table-cell>
          <table:table-cell office:value-type="string" calcext:value-type="string">
            <text:p>Senderate kbit/s</text:p>
          </table:table-cell>
          <table:table-cell office:value-type="string" calcext:value-type="string">
            <text:p>Protokoll</text:p>
          </table:table-cell>
          <table:table-cell office:value-type="string" calcext:value-type="string">
            <text:p>countPackets</text:p>
          </table:table-cell>
          <table:table-cell office:value-type="string" calcext:value-type="string">
            <text:p>goodput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Empfangsrate kbit/s</text:p>
          </table:table-cell>
          <table:table-cell office:value-type="string" calcext:value-type="string">
            <text:p>Min S</text:p>
          </table:table-cell>
          <table:table-cell office:value-type="string" calcext:value-type="string">
            <text:p>Min E</text:p>
          </table:table-cell>
          <table:table-cell office:value-type="string" calcext:value-type="string">
            <text:p>Mittelwert S</text:p>
          </table:table-cell>
          <table:table-cell office:value-type="string" calcext:value-type="string">
            <text:p>Mittelwert E</text:p>
          </table:table-cell>
          <table:table-cell office:value-type="string" calcext:value-type="string">
            <text:p>St. S</text:p>
          </table:table-cell>
          <table:table-cell office:value-type="string" calcext:value-type="string">
            <text:p>St. E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522822" calcext:value-type="float">
            <text:p>52282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97417.5872" calcext:value-type="float">
            <text:p>197417,5872</text:p>
          </table:table-cell>
          <table:table-cell office:value-type="string" calcext:value-type="string">
            <text:p>UDP</text:p>
          </table:table-cell>
          <table:table-cell office:value-type="float" office:value="9889" calcext:value-type="float">
            <text:p>9889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3731.598668" calcext:value-type="float">
            <text:p>3731,598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525000" calcext:value-type="float">
            <text:p>525000</text:p>
          </table:table-cell>
          <table:table-cell office:value-type="float" office:value="30" calcext:value-type="float">
            <text:p>30</text:p>
          </table:table-cell>
          <table:table-cell office:value-type="float" office:value="30.125" calcext:value-type="float">
            <text:p>30,125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97417.427386" calcext:value-type="float">
            <text:p>197417,427386</text:p>
          </table:table-cell>
          <table:table-cell office:value-type="string" calcext:value-type="string">
            <text:p>UDP</text:p>
          </table:table-cell>
          <table:table-cell office:value-type="float" office:value="11731" calcext:value-type="float">
            <text:p>1173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4408.757481" calcext:value-type="float">
            <text:p>4408,7574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520000" calcext:value-type="float">
            <text:p>520000</text:p>
          </table:table-cell>
          <table:table-cell office:value-type="float" office:value="30" calcext:value-type="float">
            <text:p>30</text:p>
          </table:table-cell>
          <table:table-cell office:value-type="float" office:value="30.152" calcext:value-type="float">
            <text:p>30,15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195362.165031" calcext:value-type="float">
            <text:p>195362,165031</text:p>
          </table:table-cell>
          <table:table-cell office:value-type="string" calcext:value-type="string">
            <text:p>UDP</text:p>
          </table:table-cell>
          <table:table-cell office:value-type="float" office:value="10436" calcext:value-type="float">
            <text:p>10436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3919.728382" calcext:value-type="float">
            <text:p>3919,728382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328" calcext:value-type="float">
            <text:p>2328</text:p>
          </table:table-cell>
          <table:table-cell office:value-type="float" office:value="30" calcext:value-type="float">
            <text:p>30</text:p>
          </table:table-cell>
          <table:table-cell office:value-type="float" office:value="30.941" calcext:value-type="float">
            <text:p>30,94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852.318412" calcext:value-type="float">
            <text:p>852,318412</text:p>
          </table:table-cell>
          <table:table-cell office:value-type="string" calcext:value-type="string">
            <text:p>TCP</text:p>
          </table:table-cell>
          <table:table-cell office:value-type="float" office:value="2328" calcext:value-type="float">
            <text:p>2328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851.795349" calcext:value-type="float">
            <text:p>851,795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207" calcext:value-type="float">
            <text:p>2207</text:p>
          </table:table-cell>
          <table:table-cell office:value-type="float" office:value="30" calcext:value-type="float">
            <text:p>30</text:p>
          </table:table-cell>
          <table:table-cell office:value-type="float" office:value="30.772" calcext:value-type="float">
            <text:p>30,772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812.455999" calcext:value-type="float">
            <text:p>812,455999</text:p>
          </table:table-cell>
          <table:table-cell office:value-type="string" calcext:value-type="string">
            <text:p>TCP</text:p>
          </table:table-cell>
          <table:table-cell office:value-type="float" office:value="2207" calcext:value-type="float">
            <text:p>220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811.928293" calcext:value-type="float">
            <text:p>811,9282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225" calcext:value-type="float">
            <text:p>2225</text:p>
          </table:table-cell>
          <table:table-cell office:value-type="float" office:value="30" calcext:value-type="float">
            <text:p>30</text:p>
          </table:table-cell>
          <table:table-cell office:value-type="float" office:value="30.008" calcext:value-type="float">
            <text:p>30,008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226560" calcext:value-type="float">
            <text:p>226560</text:p>
          </table:table-cell>
          <table:table-cell office:value-type="float" office:value="839.936017" calcext:value-type="float">
            <text:p>839,936017</text:p>
          </table:table-cell>
          <table:table-cell office:value-type="string" calcext:value-type="string">
            <text:p>TCP</text:p>
          </table:table-cell>
          <table:table-cell office:value-type="float" office:value="2225" calcext:value-type="float">
            <text:p>2225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839.656206" calcext:value-type="float">
            <text:p>839,656206</text:p>
          </table:table-cell>
          <table:table-cell table:number-columns-repeated="6"/>
        </table:table-row>
      </table:table>
      <table:table table:name="nw_250_100" table:style-name="ta1">
        <office:forms form:automatic-focus="false" form:apply-design-mode="false"/>
        <table:shapes>
          <draw:frame draw:z-index="0" draw:style-name="gr1" draw:text-style-name="P1" svg:width="15.999cm" svg:height="8.999cm" svg:x="1.241cm" svg:y="6.171cm">
            <draw:object draw:notify-on-update-of-ranges="nw_250_100.H1:nw_250_100.H1 nw_250_100.H2:nw_250_100.H4 nw_250_100.M1:nw_250_100.M1 nw_250_100.M2:nw_250_100.M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18.439cm" svg:y="6.272cm">
            <draw:object draw:notify-on-update-of-ranges="nw_250_100.H1:nw_250_100.H1 nw_250_100.H6:nw_250_100.H8 nw_250_100.M1:nw_250_100.M1 nw_250_100.M6:nw_250_100.M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Protokoll</text:p>
          </table:table-cell>
          <table:table-cell office:value-type="string" calcext:value-type="string">
            <text:p>Anzahl Pakete</text:p>
          </table:table-cell>
          <table:table-cell office:value-type="string" calcext:value-type="string">
            <text:p>transmissionTime</text:p>
          </table:table-cell>
          <table:table-cell office:value-type="string" calcext:value-type="string">
            <text:p>durationInSecond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formanceTheoretical</text:p>
          </table:table-cell>
          <table:table-cell office:value-type="string" calcext:value-type="string">
            <text:p>Senderate kbit/s</text:p>
          </table:table-cell>
          <table:table-cell office:value-type="string" calcext:value-type="string">
            <text:p>Protokoll</text:p>
          </table:table-cell>
          <table:table-cell office:value-type="string" calcext:value-type="string">
            <text:p>countPackets</text:p>
          </table:table-cell>
          <table:table-cell office:value-type="string" calcext:value-type="string">
            <text:p>goodput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Empfangsrate kbit/s</text:p>
          </table:table-cell>
          <table:table-cell office:value-type="string" calcext:value-type="string">
            <text:p>Min S</text:p>
          </table:table-cell>
          <table:table-cell office:value-type="string" calcext:value-type="string">
            <text:p>Min E</text:p>
          </table:table-cell>
          <table:table-cell office:value-type="string" calcext:value-type="string">
            <text:p>Mittelwert S</text:p>
          </table:table-cell>
          <table:table-cell office:value-type="string" calcext:value-type="string">
            <text:p>Mittelwert E</text:p>
          </table:table-cell>
          <table:table-cell office:value-type="string" calcext:value-type="string">
            <text:p>St. S</text:p>
          </table:table-cell>
          <table:table-cell office:value-type="string" calcext:value-type="string">
            <text:p>St. E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12000" calcext:value-type="float">
            <text:p>12000</text:p>
          </table:table-cell>
          <table:table-cell office:value-type="float" office:value="30" calcext:value-type="float">
            <text:p>30</text:p>
          </table:table-cell>
          <table:table-cell office:value-type="float" office:value="30.172" calcext:value-type="float">
            <text:p>30,172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505.369216" calcext:value-type="float">
            <text:p>4505,369216</text:p>
          </table:table-cell>
          <table:table-cell office:value-type="string" calcext:value-type="string">
            <text:p>UDP</text:p>
          </table:table-cell>
          <table:table-cell office:value-type="float" office:value="10121" calcext:value-type="float">
            <text:p>10121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3797.637893" calcext:value-type="float">
            <text:p>3797,6378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12000" calcext:value-type="float">
            <text:p>12000</text:p>
          </table:table-cell>
          <table:table-cell office:value-type="float" office:value="30" calcext:value-type="float">
            <text:p>30</text:p>
          </table:table-cell>
          <table:table-cell office:value-type="float" office:value="30.173" calcext:value-type="float">
            <text:p>30,173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505.219899" calcext:value-type="float">
            <text:p>4505,219899</text:p>
          </table:table-cell>
          <table:table-cell office:value-type="string" calcext:value-type="string">
            <text:p>UDP</text:p>
          </table:table-cell>
          <table:table-cell office:value-type="float" office:value="10126" calcext:value-type="float">
            <text:p>10126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3799.388162" calcext:value-type="float">
            <text:p>3799,388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12000" calcext:value-type="float">
            <text:p>12000</text:p>
          </table:table-cell>
          <table:table-cell office:value-type="float" office:value="30" calcext:value-type="float">
            <text:p>30</text:p>
          </table:table-cell>
          <table:table-cell office:value-type="float" office:value="30.152" calcext:value-type="float">
            <text:p>30,152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4508.357655" calcext:value-type="float">
            <text:p>4508,357655</text:p>
          </table:table-cell>
          <table:table-cell office:value-type="string" calcext:value-type="string">
            <text:p>UDP</text:p>
          </table:table-cell>
          <table:table-cell office:value-type="float" office:value="9987" calcext:value-type="float">
            <text:p>998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3749.717808" calcext:value-type="float">
            <text:p>3749,717808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754" calcext:value-type="float">
            <text:p>2754</text:p>
          </table:table-cell>
          <table:table-cell office:value-type="float" office:value="30" calcext:value-type="float">
            <text:p>30</text:p>
          </table:table-cell>
          <table:table-cell office:value-type="float" office:value="30.759" calcext:value-type="float">
            <text:p>30,759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1014.249878" calcext:value-type="float">
            <text:p>1014,249878</text:p>
          </table:table-cell>
          <table:table-cell office:value-type="string" calcext:value-type="string">
            <text:p>TCP</text:p>
          </table:table-cell>
          <table:table-cell office:value-type="float" office:value="2754" calcext:value-type="float">
            <text:p>2754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3.755508" calcext:value-type="float">
            <text:p>1013,7555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float" office:value="30.217" calcext:value-type="float">
            <text:p>30,21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937.22077" calcext:value-type="float">
            <text:p>937,22077</text:p>
          </table:table-cell>
          <table:table-cell office:value-type="string" calcext:value-type="string">
            <text:p>TCP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936.724771" calcext:value-type="float">
            <text:p>936,724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2857" calcext:value-type="float">
            <text:p>2857</text:p>
          </table:table-cell>
          <table:table-cell office:value-type="float" office:value="30" calcext:value-type="float">
            <text:p>30</text:p>
          </table:table-cell>
          <table:table-cell office:value-type="float" office:value="30.941" calcext:value-type="float">
            <text:p>30,941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531.2" calcext:value-type="float">
            <text:p>4531,2</text:p>
          </table:table-cell>
          <table:table-cell office:value-type="float" office:value="1045.993859" calcext:value-type="float">
            <text:p>1045,993859</text:p>
          </table:table-cell>
          <table:table-cell office:value-type="string" calcext:value-type="string">
            <text:p>TCP</text:p>
          </table:table-cell>
          <table:table-cell office:value-type="float" office:value="2857" calcext:value-type="float">
            <text:p>2857</text:p>
          </table:table-cell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045.588344" calcext:value-type="float">
            <text:p>1045,588344</text:p>
          </table:table-cell>
          <table:table-cell table:number-columns-repeated="6"/>
        </table:table-row>
      </table:table>
      <table:table table:name="daten" table:style-name="ta1">
        <office:forms form:automatic-focus="false" form:apply-design-mode="false"/>
        <table:table-column table:style-name="co9" table:default-cell-style-name="Default"/>
        <table:table-column table:style-name="co23" table:default-cell-style-name="Default"/>
        <table:table-column table:style-name="co9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Minimum S</text:p>
          </table:table-cell>
          <table:table-cell office:value-type="string" calcext:value-type="string">
            <text:p>Minimum E</text:p>
          </table:table-cell>
          <table:table-cell office:value-type="string" calcext:value-type="string">
            <text:p>Mittelwert S</text:p>
          </table:table-cell>
          <table:table-cell office:value-type="string" calcext:value-type="string">
            <text:p>Mittelwert E</text:p>
          </table:table-cell>
          <table:table-cell office:value-type="string" calcext:value-type="string">
            <text:p>STABW S</text:p>
          </table:table-cell>
          <table:table-cell office:value-type="string" calcext:value-type="string">
            <text:p>STABW E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Udp_5000000</text:p>
          </table:table-cell>
          <table:table-cell table:formula="of:=MIN([localhost_250_5000000.H2:.H8])" office:value-type="float" office:value="1218206.7008" calcext:value-type="float">
            <text:p>1218206,7008</text:p>
          </table:table-cell>
          <table:table-cell table:formula="of:=MIN([localhost_250_5000000.M2:.M8])" office:value-type="float" office:value="1205443.353265" calcext:value-type="float">
            <text:p>1205443,353265</text:p>
          </table:table-cell>
          <table:table-cell table:formula="of:=AVERAGE([localhost_250_5000000.H2:.H8])" office:value-type="float" office:value="1406841.74354286" calcext:value-type="float">
            <text:p>1406841,74354286</text:p>
          </table:table-cell>
          <table:table-cell table:formula="of:=AVERAGE([localhost_250_5000000.M2:.M8])" office:value-type="float" office:value="1389064.32555986" calcext:value-type="float">
            <text:p>1389064,32555986</text:p>
          </table:table-cell>
          <table:table-cell table:formula="of:=STDEV( [localhost_250_5000000.H2:.H8])" office:value-type="float" office:value="123630.4691156" calcext:value-type="float">
            <text:p>123630,4691156</text:p>
          </table:table-cell>
          <table:table-cell table:formula="of:=STDEV([localhost_250_5000000.M2:.M8])" office:value-type="float" office:value="122849.632451928" calcext:value-type="float">
            <text:p>122849,632451928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Udp_5000</text:p>
          </table:table-cell>
          <table:table-cell table:formula="of:=MIN([localhost_250_5000.H2:.H8])" office:value-type="float" office:value="186582.371144" calcext:value-type="float">
            <text:p>186582,371144</text:p>
          </table:table-cell>
          <table:table-cell table:formula="of:=MIN([localhost_250_5000.M2:.M8])" office:value-type="float" office:value="184871.587914" calcext:value-type="float">
            <text:p>184871,587914</text:p>
          </table:table-cell>
          <table:table-cell table:formula="of:=AVERAGE([localhost_250_5000.H2:.H8])" office:value-type="float" office:value="190856.678578833" calcext:value-type="float">
            <text:p>190856,678578833</text:p>
          </table:table-cell>
          <table:table-cell table:formula="of:=AVERAGE([localhost_250_5000.M2:.M8])" office:value-type="float" office:value="187556.614963167" calcext:value-type="float">
            <text:p>187556,614963167</text:p>
          </table:table-cell>
          <table:table-cell table:formula="of:=STDEV( [localhost_250_5000.H2:.H8])" office:value-type="float" office:value="3471.53303560485" calcext:value-type="float">
            <text:p>3471,5330356049</text:p>
          </table:table-cell>
          <table:table-cell table:formula="of:=STDEV([localhost_250_5000.M2:.M8])" office:value-type="float" office:value="2201.65076546186" calcext:value-type="float">
            <text:p>2201,6507654619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Udp_100</text:p>
          </table:table-cell>
          <table:table-cell table:formula="of:=MIN([localhost_250_100.H2:.H8])" office:value-type="float" office:value="4485.515589" calcext:value-type="float">
            <text:p>4485,515589</text:p>
          </table:table-cell>
          <table:table-cell table:formula="of:=MIN([localhost_250_100.M2:.M8])" office:value-type="float" office:value="4475.259259" calcext:value-type="float">
            <text:p>4475,259259</text:p>
          </table:table-cell>
          <table:table-cell table:formula="of:=AVERAGE([localhost_250_100.H2:.H8])" office:value-type="float" office:value="4488.02998383333" calcext:value-type="float">
            <text:p>4488,0299838333</text:p>
          </table:table-cell>
          <table:table-cell table:formula="of:=AVERAGE([localhost_250_100.M2:.M8])" office:value-type="float" office:value="4483.40630716667" calcext:value-type="float">
            <text:p>4483,4063071667</text:p>
          </table:table-cell>
          <table:table-cell table:formula="of:=STDEV( [localhost_250_100.H2:.H8])" office:value-type="float" office:value="1.72537632823163" calcext:value-type="float">
            <text:p>1,7253763282</text:p>
          </table:table-cell>
          <table:table-cell table:formula="of:=STDEV([localhost_250_100.M2:.M8])" office:value-type="float" office:value="4.36933216512801" calcext:value-type="float">
            <text:p>4,36933216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Tcp_5000000</text:p>
          </table:table-cell>
          <table:table-cell table:formula="of:=MIN([localhost_250_5000000.H10:.H15])" office:value-type="float" office:value="10690.254858" calcext:value-type="float">
            <text:p>10690,254858</text:p>
          </table:table-cell>
          <table:table-cell table:formula="of:=MIN([localhost_250_5000000.M10:.M16])" office:value-type="float" office:value="57270.793503" calcext:value-type="float">
            <text:p>57270,793503</text:p>
          </table:table-cell>
          <table:table-cell table:formula="of:=AVERAGE([localhost_250_5000000.H10:.H16])" office:value-type="float" office:value="10859.4897801667" calcext:value-type="float">
            <text:p>10859,4897801667</text:p>
          </table:table-cell>
          <table:table-cell table:formula="of:=AVERAGE([localhost_250_5000000.M10:.M16])" office:value-type="float" office:value="62185.0881953333" calcext:value-type="float">
            <text:p>62185,0881953333</text:p>
          </table:table-cell>
          <table:table-cell table:formula="of:=STDEV( [localhost_250_5000000.H10:.H16])" office:value-type="float" office:value="174.707915874745" calcext:value-type="float">
            <text:p>174,7079158747</text:p>
          </table:table-cell>
          <table:table-cell table:formula="of:=STDEV([localhost_250_5000000.M10:.M16])" office:value-type="float" office:value="7443.27866644165" calcext:value-type="float">
            <text:p>7443,2786664417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Tcp_5000</text:p>
          </table:table-cell>
          <table:table-cell table:formula="of:=MIN([localhost_250_5000.H9:.H18])" office:value-type="float" office:value="2789.7088" calcext:value-type="float">
            <text:p>2789,7088</text:p>
          </table:table-cell>
          <table:table-cell table:formula="of:=MIN([localhost_250_5000.M9:.M18])" office:value-type="float" office:value="19197.1965" calcext:value-type="float">
            <text:p>19197,1965</text:p>
          </table:table-cell>
          <table:table-cell table:formula="of:=AVERAGE([localhost_250_5000.H9:.H18])" office:value-type="float" office:value="9038.9402026" calcext:value-type="float">
            <text:p>9038,9402026</text:p>
          </table:table-cell>
          <table:table-cell table:formula="of:=AVERAGE([localhost_250_5000.M9:.M18])" office:value-type="float" office:value="37268.9372538" calcext:value-type="float">
            <text:p>37268,9372538</text:p>
          </table:table-cell>
          <table:table-cell table:formula="of:=STDEV( [localhost_250_5000.H9:.H18])" office:value-type="float" office:value="3382.97826336529" calcext:value-type="float">
            <text:p>3382,9782633653</text:p>
          </table:table-cell>
          <table:table-cell table:formula="of:=STDEV([localhost_250_5000.M9:.M18])" office:value-type="float" office:value="12349.664172504" calcext:value-type="float">
            <text:p>12349,66417250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Tcp_100</text:p>
          </table:table-cell>
          <table:table-cell table:formula="of:=MIN([localhost_250_100.H9:.H18])" office:value-type="float" office:value="4129.237499" calcext:value-type="float">
            <text:p>4129,237499</text:p>
          </table:table-cell>
          <table:table-cell table:formula="of:=MIN([localhost_250_100.M9:.M18])" office:value-type="float" office:value="4128.827038" calcext:value-type="float">
            <text:p>4128,827038</text:p>
          </table:table-cell>
          <table:table-cell table:formula="of:=AVERAGE([localhost_250_100.H9:.H18])" office:value-type="float" office:value="4222.4583245" calcext:value-type="float">
            <text:p>4222,4583245</text:p>
          </table:table-cell>
          <table:table-cell table:formula="of:=AVERAGE([localhost_250_100.M9:.M18])" office:value-type="float" office:value="4222.529948" calcext:value-type="float">
            <text:p>4222,529948</text:p>
          </table:table-cell>
          <table:table-cell table:formula="of:=STDEV( [localhost_250_100.H9:.H18])" office:value-type="float" office:value="72.0379448249345" calcext:value-type="float">
            <text:p>72,0379448249</text:p>
          </table:table-cell>
          <table:table-cell table:formula="of:=STDEV([localhost_250_100.M9:.M18])" office:value-type="float" office:value="72.1281784770016" calcext:value-type="float">
            <text:p>72,12817847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Udp_5000000</text:p>
          </table:table-cell>
          <table:table-cell table:formula="of:=MIN([nw_250_5000000.H2:.H4])" office:value-type="float" office:value="1315534.6112" calcext:value-type="float">
            <text:p>1315534,6112</text:p>
          </table:table-cell>
          <table:table-cell table:formula="of:=MIN([nw_250_5000000.M2:.M4])" office:value-type="float" office:value="2721.512844" calcext:value-type="float">
            <text:p>2721,512844</text:p>
          </table:table-cell>
          <table:table-cell table:formula="of:=AVERAGE([nw_250_5000000.H2:.H4])" office:value-type="float" office:value="1366146.73066667" calcext:value-type="float">
            <text:p>1366146,73066667</text:p>
          </table:table-cell>
          <table:table-cell table:formula="of:=AVERAGE([nw_250_5000000.M2:.M4])" office:value-type="float" office:value="3440.01956233333" calcext:value-type="float">
            <text:p>3440,0195623333</text:p>
          </table:table-cell>
          <table:table-cell table:formula="of:=STDEV( [nw_250_5000000.H2:.H4])" office:value-type="float" office:value="69392.8920348804" calcext:value-type="float">
            <text:p>69392,8920348804</text:p>
          </table:table-cell>
          <table:table-cell table:formula="of:=STDEV([nw_250_5000000.M2:.M4])" office:value-type="float" office:value="781.997068498836" calcext:value-type="float">
            <text:p>781,9970684988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Udp_5000</text:p>
          </table:table-cell>
          <table:table-cell table:formula="of:=MIN([nw_250_5000.H2:.H4])" office:value-type="float" office:value="195362.165031" calcext:value-type="float">
            <text:p>195362,165031</text:p>
          </table:table-cell>
          <table:table-cell table:formula="of:=MIN([nw_250_5000.M2:.M4])" office:value-type="float" office:value="3731.598668" calcext:value-type="float">
            <text:p>3731,598668</text:p>
          </table:table-cell>
          <table:table-cell table:formula="of:=AVERAGE([nw_250_5000.H2:.H4])" office:value-type="float" office:value="196732.393205667" calcext:value-type="float">
            <text:p>196732,393205667</text:p>
          </table:table-cell>
          <table:table-cell table:formula="of:=AVERAGE([nw_250_5000.M2:.M4])" office:value-type="float" office:value="4020.028177" calcext:value-type="float">
            <text:p>4020,028177</text:p>
          </table:table-cell>
          <table:table-cell table:formula="of:=STDEV( [nw_250_5000.H2:.H4])" office:value-type="float" office:value="1186.6524109329" calcext:value-type="float">
            <text:p>1186,6524109329</text:p>
          </table:table-cell>
          <table:table-cell table:formula="of:=STDEV([nw_250_5000.M2:.M4])" office:value-type="float" office:value="349.544061834375" calcext:value-type="float">
            <text:p>349,5440618344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Udp_100</text:p>
          </table:table-cell>
          <table:table-cell table:formula="of:=MIN([nw_250_100.H2:.H4])" office:value-type="float" office:value="4505.219899" calcext:value-type="float">
            <text:p>4505,219899</text:p>
          </table:table-cell>
          <table:table-cell table:formula="of:=MIN([nw_250_100.M2:.M4])" office:value-type="float" office:value="3749.717808" calcext:value-type="float">
            <text:p>3749,717808</text:p>
          </table:table-cell>
          <table:table-cell table:formula="of:=AVERAGE([nw_250_100.H2:.H4])" office:value-type="float" office:value="4506.31559" calcext:value-type="float">
            <text:p>4506,31559</text:p>
          </table:table-cell>
          <table:table-cell table:formula="of:=AVERAGE([nw_250_100.M2:.M4])" office:value-type="float" office:value="3782.24795433333" calcext:value-type="float">
            <text:p>3782,2479543333</text:p>
          </table:table-cell>
          <table:table-cell table:formula="of:=STDEV( [nw_250_100.H2:.H4])" office:value-type="float" office:value="1.77005536348185" calcext:value-type="float">
            <text:p>1,7700553635</text:p>
          </table:table-cell>
          <table:table-cell table:formula="of:=STDEV([nw_250_100.M2:.M4])" office:value-type="float" office:value="28.1855224493739" calcext:value-type="float">
            <text:p>28,185522449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Tcp_5000000</text:p>
          </table:table-cell>
          <table:table-cell table:formula="of:=MIN([nw_250_5000000.H6:.H8])" office:value-type="float" office:value="847.107429" calcext:value-type="float">
            <text:p>847,107429</text:p>
          </table:table-cell>
          <table:table-cell table:formula="of:=MIN([nw_250_5000000.M6:.M8])" office:value-type="float" office:value="846.778626" calcext:value-type="float">
            <text:p>846,778626</text:p>
          </table:table-cell>
          <table:table-cell table:formula="of:=AVERAGE([nw_250_5000000.H6:.H8])" office:value-type="float" office:value="856.193732333333" calcext:value-type="float">
            <text:p>856,1937323333</text:p>
          </table:table-cell>
          <table:table-cell table:formula="of:=AVERAGE([nw_250_5000000.M6:.M8])" office:value-type="float" office:value="855.832168" calcext:value-type="float">
            <text:p>855,832168</text:p>
          </table:table-cell>
          <table:table-cell table:formula="of:=STDEV( [nw_250_5000000.H6:.H8])" office:value-type="float" office:value="11.2391295054654" calcext:value-type="float">
            <text:p>11,2391295055</text:p>
          </table:table-cell>
          <table:table-cell table:formula="of:=STDEV([nw_250_5000000.M6:.M8])" office:value-type="float" office:value="11.2051202532419" calcext:value-type="float">
            <text:p>11,2051202532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Tcp_5000</text:p>
          </table:table-cell>
          <table:table-cell table:formula="of:=MIN([nw_250_5000.H6:.H8])" office:value-type="float" office:value="812.455999" calcext:value-type="float">
            <text:p>812,455999</text:p>
          </table:table-cell>
          <table:table-cell table:formula="of:=MIN([nw_250_5000.M6:.M8])" office:value-type="float" office:value="811.928293" calcext:value-type="float">
            <text:p>811,928293</text:p>
          </table:table-cell>
          <table:table-cell table:formula="of:=AVERAGE([nw_250_5000.H6:.H8])" office:value-type="float" office:value="834.903476" calcext:value-type="float">
            <text:p>834,903476</text:p>
          </table:table-cell>
          <table:table-cell table:formula="of:=AVERAGE([nw_250_5000.M6:.M8])" office:value-type="float" office:value="834.459949333333" calcext:value-type="float">
            <text:p>834,4599493333</text:p>
          </table:table-cell>
          <table:table-cell table:formula="of:=STDEV( [nw_250_5000.H6:.H8])" office:value-type="float" office:value="20.4021529313245" calcext:value-type="float">
            <text:p>20,4021529313</text:p>
          </table:table-cell>
          <table:table-cell table:formula="of:=STDEV([nw_250_5000.M6:.M8])" office:value-type="float" office:value="20.4351743578613" calcext:value-type="float">
            <text:p>20,4351743579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Tcp_100</text:p>
          </table:table-cell>
          <table:table-cell table:formula="of:=MIN([nw_250_100.H6:.H8])" office:value-type="float" office:value="937.22077" calcext:value-type="float">
            <text:p>937,22077</text:p>
          </table:table-cell>
          <table:table-cell table:formula="of:=MIN([nw_250_100.M6:.M8])" office:value-type="float" office:value="936.724771" calcext:value-type="float">
            <text:p>936,724771</text:p>
          </table:table-cell>
          <table:table-cell table:formula="of:=AVERAGE([nw_250_100.H6:.H8])" office:value-type="float" office:value="999.154835666667" calcext:value-type="float">
            <text:p>999,1548356667</text:p>
          </table:table-cell>
          <table:table-cell table:formula="of:=AVERAGE([nw_250_100.M6:.M8])" office:value-type="float" office:value="998.689541" calcext:value-type="float">
            <text:p>998,689541</text:p>
          </table:table-cell>
          <table:table-cell table:formula="of:=STDEV( [nw_250_100.H6:.H8])" office:value-type="float" office:value="55.9356009168966" calcext:value-type="float">
            <text:p>55,9356009169</text:p>
          </table:table-cell>
          <table:table-cell table:formula="of:=STDEV([nw_250_100.M6:.M8])" office:value-type="float" office:value="55.9737161783582" calcext:value-type="float">
            <text:p>55,9737161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.00.0000</text:date>, <text:time style:data-style-name="N2" text:time-value="21:29:46.2261066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9T22:14:53.557892812</dc:date>
    <dc:creator>martin </dc:creator>
    <meta:generator>LibreOffice/4.2.8.2$Linux_X86_64 LibreOffice_project/420m0$Build-2</meta:generator>
    <meta:editing-duration>PT58M43S</meta:editing-duration>
    <meta:editing-cycles>10</meta:editing-cycles>
    <meta:document-statistic meta:table-count="7" meta:cell-count="98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UDP local</text:p>
        </chart:title>
        <chart:subtitle svg:x="5.959cm" svg:y="1.301cm" chart:style-name="ch3">
          <text:p>k = 250, N = 5.000.000</text:p>
        </chart:subtitle>
        <chart:legend chart:legend-position="end" svg:x="11.56cm" svg:y="3.952cm" style:legend-expansion="high" chart:style-name="ch4"/>
        <chart:plot-area chart:style-name="ch5" table:cell-range-address="localhost_250_5000000.H1:localhost_250_5000000.H8 localhost_250_5000000.M1:localhost_250_5000000.M8" chart:data-source-has-labels="row" svg:x="0.32cm" svg:y="2.19cm" svg:width="10.92cm" svg:height="6.63cm">
          <chartooo:coordinate-region svg:x="1.867cm" svg:y="2.389cm" svg:width="9.279cm" svg:height="5.7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localhost_250_5000000.H2:localhost_250_5000000.H8" chart:label-cell-address="localhost_250_5000000.H1:localhost_250_5000000.H1" chart:class="chart:line">
            <chart:data-point chart:repeated="7"/>
          </chart:series>
          <chart:series chart:style-name="ch9" chart:values-cell-range-address="localhost_250_5000000.M2:localhost_250_5000000.M8" chart:label-cell-address="localhost_250_5000000.M1:localhost_250_5000000.M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erate kbit/s</text:p>
                <draw:g>
                  <svg:desc>localhost_250_5000000.H1:localhost_250_5000000.H1</svg:desc>
                </draw:g>
              </table:table-cell>
              <table:table-cell office:value-type="string">
                <text:p>Empfangsrate kbit/s</text:p>
                <draw:g>
                  <svg:desc>localhost_250_5000000.M1:localhost_250_5000000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8303.2256">
                <text:p>1488303.2256</text:p>
                <draw:g>
                  <svg:desc>localhost_250_5000000.H2:localhost_250_5000000.H8</svg:desc>
                </draw:g>
              </table:table-cell>
              <table:table-cell office:value-type="float" office:value="1468246.077056">
                <text:p>1468246.077056</text:p>
                <draw:g>
                  <svg:desc>localhost_250_5000000.M2:localhost_250_5000000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7362.7904">
                <text:p>1597362.7904</text:p>
              </table:table-cell>
              <table:table-cell office:value-type="float" office:value="1576805.334933">
                <text:p>1576805.334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7830.1312">
                <text:p>1467830.1312</text:p>
              </table:table-cell>
              <table:table-cell office:value-type="float" office:value="1456148.047859">
                <text:p>1456148.047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1101.9264">
                <text:p>1331101.9264</text:p>
              </table:table-cell>
              <table:table-cell office:value-type="float" office:value="1316858.757876">
                <text:p>1316858.757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8206.7008">
                <text:p>1218206.7008</text:p>
              </table:table-cell>
              <table:table-cell office:value-type="float" office:value="1205443.353265">
                <text:p>1205443.353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8818.4448">
                <text:p>1398818.4448</text:p>
              </table:table-cell>
              <table:table-cell office:value-type="float" office:value="1385675.710829">
                <text:p>1385675.710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6268.9856">
                <text:p>1346268.9856</text:p>
              </table:table-cell>
              <table:table-cell office:value-type="float" office:value="1314272.997101">
                <text:p>1314272.997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TCP Netzwerk</text:p>
        </chart:title>
        <chart:subtitle svg:x="6.541cm" svg:y="1.301cm" chart:style-name="ch3">
          <text:p>k=250, N=5.000</text:p>
        </chart:subtitle>
        <chart:legend chart:legend-position="end" svg:x="11.56cm" svg:y="3.952cm" style:legend-expansion="high" chart:style-name="ch4"/>
        <chart:plot-area chart:style-name="ch5" table:cell-range-address="nw_250_5000.H1:nw_250_5000.H1 nw_250_5000.H6:nw_250_5000.H8 nw_250_5000.M1:nw_250_5000.M1 nw_250_5000.M6:nw_250_5000.M8" chart:data-source-has-labels="row" svg:x="0.32cm" svg:y="2.19cm" svg:width="10.92cm" svg:height="6.63cm">
          <chartooo:coordinate-region svg:x="1.127cm" svg:y="2.389cm" svg:width="10.019cm" svg:height="5.785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nw_250_5000.H6:nw_250_5000.H8" chart:label-cell-address="nw_250_5000.H1:nw_250_5000.H1" chart:class="chart:line">
            <chart:data-point chart:repeated="3"/>
          </chart:series>
          <chart:series chart:style-name="ch9" chart:values-cell-range-address="nw_250_5000.M6:nw_250_5000.M8" chart:label-cell-address="nw_250_5000.M1:nw_250_5000.M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erate kbit/s</text:p>
                <draw:g>
                  <svg:desc>nw_250_5000.H1:nw_250_5000.H1</svg:desc>
                </draw:g>
              </table:table-cell>
              <table:table-cell office:value-type="string">
                <text:p>Empfangsrate kbit/s</text:p>
                <draw:g>
                  <svg:desc>nw_250_5000.M1:nw_250_5000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2.318412">
                <text:p>852.318412</text:p>
                <draw:g>
                  <svg:desc>nw_250_5000.H6:nw_250_5000.H8</svg:desc>
                </draw:g>
              </table:table-cell>
              <table:table-cell office:value-type="float" office:value="851.795349">
                <text:p>851.795349</text:p>
                <draw:g>
                  <svg:desc>nw_250_5000.M6:nw_250_5000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2.455999">
                <text:p>812.455999</text:p>
              </table:table-cell>
              <table:table-cell office:value-type="float" office:value="811.928293">
                <text:p>811.928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9.936017">
                <text:p>839.936017</text:p>
              </table:table-cell>
              <table:table-cell office:value-type="float" office:value="839.656206">
                <text:p>839.6562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UDP Netzwerk</text:p>
        </chart:title>
        <chart:subtitle svg:x="6.699cm" svg:y="1.301cm" chart:style-name="ch3">
          <text:p>k=250, N=100</text:p>
        </chart:subtitle>
        <chart:legend chart:legend-position="end" svg:x="11.56cm" svg:y="3.952cm" style:legend-expansion="high" chart:style-name="ch4"/>
        <chart:plot-area chart:style-name="ch5" table:cell-range-address="nw_250_100.H1:nw_250_100.H4 nw_250_100.M1:nw_250_100.M4" chart:data-source-has-labels="row" svg:x="0.32cm" svg:y="2.19cm" svg:width="10.92cm" svg:height="6.63cm">
          <chartooo:coordinate-region svg:x="1.312cm" svg:y="2.389cm" svg:width="9.834cm" svg:height="5.7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nw_250_100.H2:nw_250_100.H4" chart:label-cell-address="nw_250_100.H1:nw_250_100.H1" chart:class="chart:line">
            <chart:data-point chart:repeated="3"/>
          </chart:series>
          <chart:series chart:style-name="ch9" chart:values-cell-range-address="nw_250_100.M2:nw_250_100.M4" chart:label-cell-address="nw_250_100.M1:nw_250_100.M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erate kbit/s</text:p>
                <draw:g>
                  <svg:desc>nw_250_100.H1:nw_250_100.H1</svg:desc>
                </draw:g>
              </table:table-cell>
              <table:table-cell office:value-type="string">
                <text:p>Empfangsrate kbit/s</text:p>
                <draw:g>
                  <svg:desc>nw_250_100.M1:nw_250_100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05.369216">
                <text:p>4505.369216</text:p>
                <draw:g>
                  <svg:desc>nw_250_100.H2:nw_250_100.H4</svg:desc>
                </draw:g>
              </table:table-cell>
              <table:table-cell office:value-type="float" office:value="3797.637893">
                <text:p>3797.637893</text:p>
                <draw:g>
                  <svg:desc>nw_250_100.M2:nw_250_100.M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5.219899">
                <text:p>4505.219899</text:p>
              </table:table-cell>
              <table:table-cell office:value-type="float" office:value="3799.388162">
                <text:p>3799.388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8.357655">
                <text:p>4508.357655</text:p>
              </table:table-cell>
              <table:table-cell office:value-type="float" office:value="3749.717808">
                <text:p>3749.7178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TCP Netzwerk</text:p>
        </chart:title>
        <chart:subtitle svg:x="6.699cm" svg:y="1.301cm" chart:style-name="ch3">
          <text:p>k=250, N=100</text:p>
        </chart:subtitle>
        <chart:legend chart:legend-position="end" svg:x="11.56cm" svg:y="3.952cm" style:legend-expansion="high" chart:style-name="ch4"/>
        <chart:plot-area chart:style-name="ch5" table:cell-range-address="nw_250_100.H1:nw_250_100.H1 nw_250_100.H6:nw_250_100.H8 nw_250_100.M1:nw_250_100.M1 nw_250_100.M6:nw_250_100.M8" chart:data-source-has-labels="row" svg:x="0.32cm" svg:y="2.19cm" svg:width="10.92cm" svg:height="6.63cm">
          <chartooo:coordinate-region svg:x="1.312cm" svg:y="2.389cm" svg:width="9.834cm" svg:height="5.7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nw_250_100.H6:nw_250_100.H8" chart:label-cell-address="nw_250_100.H1:nw_250_100.H1" chart:class="chart:line">
            <chart:data-point chart:repeated="3"/>
          </chart:series>
          <chart:series chart:style-name="ch9" chart:values-cell-range-address="nw_250_100.M6:nw_250_100.M8" chart:label-cell-address="nw_250_100.M1:nw_250_100.M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erate kbit/s</text:p>
                <draw:g>
                  <svg:desc>nw_250_100.H1:nw_250_100.H1</svg:desc>
                </draw:g>
              </table:table-cell>
              <table:table-cell office:value-type="string">
                <text:p>Empfangsrate kbit/s</text:p>
                <draw:g>
                  <svg:desc>nw_250_100.M1:nw_250_100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4.249878">
                <text:p>1014.249878</text:p>
                <draw:g>
                  <svg:desc>nw_250_100.H6:nw_250_100.H8</svg:desc>
                </draw:g>
              </table:table-cell>
              <table:table-cell office:value-type="float" office:value="1013.755508">
                <text:p>1013.755508</text:p>
                <draw:g>
                  <svg:desc>nw_250_100.M6:nw_250_100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7.22077">
                <text:p>937.22077</text:p>
              </table:table-cell>
              <table:table-cell office:value-type="float" office:value="936.724771">
                <text:p>936.724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5.993859">
                <text:p>1045.993859</text:p>
              </table:table-cell>
              <table:table-cell office:value-type="float" office:value="1045.588344">
                <text:p>1045.58834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64cm" svg:y="0.316cm" chart:style-name="ch2">
          <text:p>TCP local</text:p>
        </chart:title>
        <chart:subtitle svg:x="5.959cm" svg:y="1.301cm" chart:style-name="ch3">
          <text:p>k = 250, N = 5.000.000</text:p>
        </chart:subtitle>
        <chart:legend chart:legend-position="end" svg:x="11.56cm" svg:y="3.952cm" style:legend-expansion="high" chart:style-name="ch4"/>
        <chart:plot-area chart:style-name="ch5" table:cell-range-address="localhost_250_5000000.H1:localhost_250_5000000.H1 localhost_250_5000000.H10:localhost_250_5000000.H15 localhost_250_5000000.M1:localhost_250_5000000.M1 localhost_250_5000000.M10:localhost_250_5000000.M15" chart:data-source-has-labels="row" svg:x="0.32cm" svg:y="2.19cm" svg:width="10.92cm" svg:height="6.63cm">
          <chartooo:coordinate-region svg:x="1.497cm" svg:y="2.389cm" svg:width="9.649cm" svg:height="5.7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localhost_250_5000000.H10:localhost_250_5000000.H15" chart:label-cell-address="localhost_250_5000000.H1:localhost_250_5000000.H1" chart:class="chart:line">
            <chart:data-point chart:repeated="6"/>
          </chart:series>
          <chart:series chart:style-name="ch9" chart:values-cell-range-address="localhost_250_5000000.M10:localhost_250_5000000.M15" chart:label-cell-address="localhost_250_5000000.M1:localhost_250_5000000.M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erate kbit/s</text:p>
                <draw:g>
                  <svg:desc>localhost_250_5000000.H1:localhost_250_5000000.H1</svg:desc>
                </draw:g>
              </table:table-cell>
              <table:table-cell office:value-type="string">
                <text:p>Empfangsrate kbit/s</text:p>
                <draw:g>
                  <svg:desc>localhost_250_5000000.M1:localhost_250_5000000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95.562163">
                <text:p>10695.562163</text:p>
                <draw:g>
                  <svg:desc>localhost_250_5000000.H10:localhost_250_5000000.H15</svg:desc>
                </draw:g>
              </table:table-cell>
              <table:table-cell office:value-type="float" office:value="57270.793503">
                <text:p>57270.793503</text:p>
                <draw:g>
                  <svg:desc>localhost_250_5000000.M10:localhost_250_5000000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79.438627">
                <text:p>10779.438627</text:p>
              </table:table-cell>
              <table:table-cell office:value-type="float" office:value="57397.88039">
                <text:p>57397.88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90.254858">
                <text:p>10690.254858</text:p>
              </table:table-cell>
              <table:table-cell office:value-type="float" office:value="76507.236641">
                <text:p>76507.236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05.216">
                <text:p>11105.216</text:p>
              </table:table-cell>
              <table:table-cell office:value-type="float" office:value="57839.666667">
                <text:p>57839.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33.472">
                <text:p>11033.472</text:p>
              </table:table-cell>
              <table:table-cell office:value-type="float" office:value="63765.008669">
                <text:p>63765.008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52.995033">
                <text:p>10852.995033</text:p>
              </table:table-cell>
              <table:table-cell office:value-type="float" office:value="60329.943302">
                <text:p>60329.9433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UDP local</text:p>
        </chart:title>
        <chart:subtitle svg:x="6.329cm" svg:y="1.301cm" chart:style-name="ch3">
          <text:p>k = 250, N = 5.000</text:p>
        </chart:subtitle>
        <chart:legend chart:legend-position="end" svg:x="11.56cm" svg:y="3.952cm" style:legend-expansion="high" chart:style-name="ch4"/>
        <chart:plot-area chart:style-name="ch5" table:cell-range-address="localhost_250_5000.H1:localhost_250_5000.H7 localhost_250_5000.M1:localhost_250_5000.M7" chart:data-source-has-labels="row" svg:x="0.32cm" svg:y="2.19cm" svg:width="10.92cm" svg:height="6.63cm">
          <chartooo:coordinate-region svg:x="1.682cm" svg:y="2.39cm" svg:width="9.464cm" svg:height="5.7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localhost_250_5000.H2:localhost_250_5000.H7" chart:label-cell-address="localhost_250_5000.H1:localhost_250_5000.H1" chart:class="chart:line">
            <chart:data-point chart:repeated="6"/>
          </chart:series>
          <chart:series chart:style-name="ch9" chart:values-cell-range-address="localhost_250_5000.M2:localhost_250_5000.M7" chart:label-cell-address="localhost_250_5000.M1:localhost_250_5000.M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erate kbit/s</text:p>
                <draw:g>
                  <svg:desc>localhost_250_5000.H1:localhost_250_5000.H1</svg:desc>
                </draw:g>
              </table:table-cell>
              <table:table-cell office:value-type="string">
                <text:p>Empfangsrate kbit/s</text:p>
                <draw:g>
                  <svg:desc>localhost_250_5000.M1:localhost_250_5000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1821.502092">
                <text:p>191821.502092</text:p>
                <draw:g>
                  <svg:desc>localhost_250_5000.H2:localhost_250_5000.H7</svg:desc>
                </draw:g>
              </table:table-cell>
              <table:table-cell office:value-type="float" office:value="189938.554836">
                <text:p>189938.554836</text:p>
                <draw:g>
                  <svg:desc>localhost_250_5000.M2:localhost_250_5000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582.371144">
                <text:p>186582.371144</text:p>
              </table:table-cell>
              <table:table-cell office:value-type="float" office:value="184871.587914">
                <text:p>184871.587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171.4112">
                <text:p>187171.4112</text:p>
              </table:table-cell>
              <table:table-cell office:value-type="float" office:value="185123.54726">
                <text:p>185123.54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266.8928">
                <text:p>194266.8928</text:p>
              </table:table-cell>
              <table:table-cell office:value-type="float" office:value="189605.977999">
                <text:p>189605.977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819.420558">
                <text:p>194819.420558</text:p>
              </table:table-cell>
              <table:table-cell office:value-type="float" office:value="188606.330159">
                <text:p>188606.330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478.473679">
                <text:p>190478.473679</text:p>
              </table:table-cell>
              <table:table-cell office:value-type="float" office:value="187193.691611">
                <text:p>187193.6916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64cm" svg:y="0.316cm" chart:style-name="ch2">
          <text:p>TCP local</text:p>
        </chart:title>
        <chart:subtitle svg:x="6.329cm" svg:y="1.301cm" chart:style-name="ch3">
          <text:p>k = 250, N = 5.000</text:p>
        </chart:subtitle>
        <chart:legend chart:legend-position="end" svg:x="11.56cm" svg:y="3.952cm" style:legend-expansion="high" chart:style-name="ch4"/>
        <chart:plot-area chart:style-name="ch5" table:cell-range-address="localhost_250_5000.H1:localhost_250_5000.H1 localhost_250_5000.H9:localhost_250_5000.H18 localhost_250_5000.M1:localhost_250_5000.M1 localhost_250_5000.M9:localhost_250_5000.M18" chart:data-source-has-labels="row" svg:x="0.32cm" svg:y="2.19cm" svg:width="10.92cm" svg:height="6.63cm">
          <chartooo:coordinate-region svg:x="1.497cm" svg:y="2.389cm" svg:width="9.556cm" svg:height="5.7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localhost_250_5000.H9:localhost_250_5000.H18" chart:label-cell-address="localhost_250_5000.H1:localhost_250_5000.H1" chart:class="chart:line">
            <chart:data-point chart:repeated="10"/>
          </chart:series>
          <chart:series chart:style-name="ch9" chart:values-cell-range-address="localhost_250_5000.M9:localhost_250_5000.M18" chart:label-cell-address="localhost_250_5000.M1:localhost_250_5000.M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erate kbit/s</text:p>
                <draw:g>
                  <svg:desc>localhost_250_5000.H1:localhost_250_5000.H1</svg:desc>
                </draw:g>
              </table:table-cell>
              <table:table-cell office:value-type="string">
                <text:p>Empfangsrate kbit/s</text:p>
                <draw:g>
                  <svg:desc>localhost_250_5000.M1:localhost_250_5000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56.088794">
                <text:p>10956.088794</text:p>
                <draw:g>
                  <svg:desc>localhost_250_5000.H9:localhost_250_5000.H18</svg:desc>
                </draw:g>
              </table:table-cell>
              <table:table-cell office:value-type="float" office:value="42816.800313">
                <text:p>42816.800313</text:p>
                <draw:g>
                  <svg:desc>localhost_250_5000.M9:localhost_250_5000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24.113037">
                <text:p>11024.113037</text:p>
              </table:table-cell>
              <table:table-cell office:value-type="float" office:value="44398.279962">
                <text:p>44398.279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01.70381">
                <text:p>10901.70381</text:p>
              </table:table-cell>
              <table:table-cell office:value-type="float" office:value="36769.197976">
                <text:p>36769.197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44.828317">
                <text:p>11044.828317</text:p>
              </table:table-cell>
              <table:table-cell office:value-type="float" office:value="37588.246824">
                <text:p>37588.246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99.808026">
                <text:p>10799.808026</text:p>
              </table:table-cell>
              <table:table-cell office:value-type="float" office:value="19365.173011">
                <text:p>19365.173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23.576842">
                <text:p>10823.576842</text:p>
              </table:table-cell>
              <table:table-cell office:value-type="float" office:value="19197.1965">
                <text:p>19197.1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46.2464">
                <text:p>10946.2464</text:p>
              </table:table-cell>
              <table:table-cell office:value-type="float" office:value="28441.658756">
                <text:p>28441.658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50.5024">
                <text:p>2850.5024</text:p>
              </table:table-cell>
              <table:table-cell office:value-type="float" office:value="54398.900763">
                <text:p>54398.900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52.8256">
                <text:p>8252.8256</text:p>
              </table:table-cell>
              <table:table-cell office:value-type="float" office:value="53717.675852">
                <text:p>53717.675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9.7088">
                <text:p>2789.7088</text:p>
              </table:table-cell>
              <table:table-cell office:value-type="float" office:value="35996.242581">
                <text:p>35996.2425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UDP local</text:p>
        </chart:title>
        <chart:subtitle svg:x="6.488cm" svg:y="1.301cm" chart:style-name="ch3">
          <text:p>k = 250, N = 100</text:p>
        </chart:subtitle>
        <chart:legend chart:legend-position="end" svg:x="11.56cm" svg:y="3.952cm" style:legend-expansion="high" chart:style-name="ch4"/>
        <chart:plot-area chart:style-name="ch5" table:cell-range-address="localhost_250_100.H1:localhost_250_100.H7 localhost_250_100.M1:localhost_250_100.M7" chart:data-source-has-labels="row" svg:x="0.32cm" svg:y="2.19cm" svg:width="10.92cm" svg:height="6.63cm">
          <chartooo:coordinate-region svg:x="1.312cm" svg:y="2.389cm" svg:width="9.834cm" svg:height="5.7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localhost_250_100.H2:localhost_250_100.H7" chart:label-cell-address="localhost_250_100.H1:localhost_250_100.H1" chart:class="chart:line">
            <chart:data-point chart:repeated="6"/>
          </chart:series>
          <chart:series chart:style-name="ch9" chart:values-cell-range-address="localhost_250_100.M2:localhost_250_100.M7" chart:label-cell-address="localhost_250_100.M1:localhost_250_100.M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erate kbit/s</text:p>
                <draw:g>
                  <svg:desc>localhost_250_100.H1:localhost_250_100.H1</svg:desc>
                </draw:g>
              </table:table-cell>
              <table:table-cell office:value-type="string">
                <text:p>Empfangsrate kbit/s</text:p>
                <draw:g>
                  <svg:desc>localhost_250_100.M1:localhost_250_100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86.560607">
                <text:p>4486.560607</text:p>
                <draw:g>
                  <svg:desc>localhost_250_100.H2:localhost_250_100.H7</svg:desc>
                </draw:g>
              </table:table-cell>
              <table:table-cell office:value-type="float" office:value="4475.259259">
                <text:p>4475.259259</text:p>
                <draw:g>
                  <svg:desc>localhost_250_100.M2:localhost_250_100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9.549057">
                <text:p>4489.549057</text:p>
              </table:table-cell>
              <table:table-cell office:value-type="float" office:value="4483.968563">
                <text:p>4483.968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9.997668">
                <text:p>4489.997668</text:p>
              </table:table-cell>
              <table:table-cell office:value-type="float" office:value="4487.207034">
                <text:p>4487.207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88.502647">
                <text:p>4488.502647</text:p>
              </table:table-cell>
              <table:table-cell office:value-type="float" office:value="4485.563642">
                <text:p>4485.563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88.054335">
                <text:p>4488.054335</text:p>
              </table:table-cell>
              <table:table-cell office:value-type="float" office:value="4482.177364">
                <text:p>4482.177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85.515589">
                <text:p>4485.515589</text:p>
              </table:table-cell>
              <table:table-cell office:value-type="float" office:value="4486.261981">
                <text:p>4486.2619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64cm" svg:y="0.316cm" chart:style-name="ch2">
          <text:p>TCP local</text:p>
        </chart:title>
        <chart:subtitle svg:x="6.488cm" svg:y="1.301cm" chart:style-name="ch3">
          <text:p>k = 250, N = 100</text:p>
        </chart:subtitle>
        <chart:legend chart:legend-position="end" svg:x="11.56cm" svg:y="3.952cm" style:legend-expansion="high" chart:style-name="ch4"/>
        <chart:plot-area chart:style-name="ch5" table:cell-range-address="localhost_250_100.H1:localhost_250_100.H1 localhost_250_100.H9:localhost_250_100.H14 localhost_250_100.M1:localhost_250_100.M1 localhost_250_100.M9:localhost_250_100.M14" chart:data-source-has-labels="row" svg:x="0.32cm" svg:y="2.19cm" svg:width="10.92cm" svg:height="6.63cm">
          <chartooo:coordinate-region svg:x="1.312cm" svg:y="2.389cm" svg:width="9.834cm" svg:height="5.7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localhost_250_100.H9:localhost_250_100.H14" chart:label-cell-address="localhost_250_100.H1:localhost_250_100.H1" chart:class="chart:line">
            <chart:data-point chart:repeated="6"/>
          </chart:series>
          <chart:series chart:style-name="ch9" chart:values-cell-range-address="localhost_250_100.M9:localhost_250_100.M14" chart:label-cell-address="localhost_250_100.M1:localhost_250_100.M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erate kbit/s</text:p>
                <draw:g>
                  <svg:desc>localhost_250_100.H1:localhost_250_100.H1</svg:desc>
                </draw:g>
              </table:table-cell>
              <table:table-cell office:value-type="string">
                <text:p>Empfangsrate kbit/s</text:p>
                <draw:g>
                  <svg:desc>localhost_250_100.M1:localhost_250_100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86.920728">
                <text:p>4286.920728</text:p>
                <draw:g>
                  <svg:desc>localhost_250_100.H9:localhost_250_100.H14</svg:desc>
                </draw:g>
              </table:table-cell>
              <table:table-cell office:value-type="float" office:value="4287.347698">
                <text:p>4287.347698</text:p>
                <draw:g>
                  <svg:desc>localhost_250_100.M9:localhost_250_100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78.115683">
                <text:p>4278.115683</text:p>
              </table:table-cell>
              <table:table-cell office:value-type="float" office:value="4278.115683">
                <text:p>4278.115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66.361829">
                <text:p>4166.361829</text:p>
              </table:table-cell>
              <table:table-cell office:value-type="float" office:value="4166.361829">
                <text:p>4166.361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93.762468">
                <text:p>4293.762468</text:p>
              </table:table-cell>
              <table:table-cell office:value-type="float" office:value="4293.619709">
                <text:p>4293.619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0.35174">
                <text:p>4180.35174</text:p>
              </table:table-cell>
              <table:table-cell office:value-type="float" office:value="4180.907731">
                <text:p>4180.907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29.237499">
                <text:p>4129.237499</text:p>
              </table:table-cell>
              <table:table-cell office:value-type="float" office:value="4128.827038">
                <text:p>4128.8270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UDP Netzwerk</text:p>
        </chart:title>
        <chart:subtitle svg:x="6.17cm" svg:y="1.301cm" chart:style-name="ch3">
          <text:p>k=250, N=5.000.000</text:p>
        </chart:subtitle>
        <chart:legend chart:legend-position="end" svg:x="11.56cm" svg:y="3.952cm" style:legend-expansion="high" chart:style-name="ch4"/>
        <chart:plot-area chart:style-name="ch5" table:cell-range-address="nw_250_5000000.H1:nw_250_5000000.H4 nw_250_5000000.M1:nw_250_5000000.M4" chart:data-source-has-labels="row" svg:x="0.32cm" svg:y="2.19cm" svg:width="10.92cm" svg:height="6.63cm">
          <chartooo:coordinate-region svg:x="1.867cm" svg:y="2.389cm" svg:width="9.279cm" svg:height="5.7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nw_250_5000000.H2:nw_250_5000000.H4" chart:label-cell-address="nw_250_5000000.H1:nw_250_5000000.H1" chart:class="chart:line">
            <chart:data-point chart:repeated="3"/>
          </chart:series>
          <chart:series chart:style-name="ch9" chart:values-cell-range-address="nw_250_5000000.M2:nw_250_5000000.M4" chart:label-cell-address="nw_250_5000000.M1:nw_250_5000000.M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erate kbit/s</text:p>
                <draw:g>
                  <svg:desc>nw_250_5000000.H1:nw_250_5000000.H1</svg:desc>
                </draw:g>
              </table:table-cell>
              <table:table-cell office:value-type="string">
                <text:p>Empfangsrate kbit/s</text:p>
                <draw:g>
                  <svg:desc>nw_250_5000000.M1:nw_250_5000000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7655.1744">
                <text:p>1337655.1744</text:p>
                <draw:g>
                  <svg:desc>nw_250_5000000.H2:nw_250_5000000.H4</svg:desc>
                </draw:g>
              </table:table-cell>
              <table:table-cell office:value-type="float" office:value="2721.512844">
                <text:p>2721.512844</text:p>
                <draw:g>
                  <svg:desc>nw_250_5000000.M2:nw_250_5000000.M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5250.4064">
                <text:p>1445250.4064</text:p>
              </table:table-cell>
              <table:table-cell office:value-type="float" office:value="3325.637527">
                <text:p>3325.637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5534.6112">
                <text:p>1315534.6112</text:p>
              </table:table-cell>
              <table:table-cell office:value-type="float" office:value="4272.908316">
                <text:p>4272.9083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TCP Netzwerk</text:p>
        </chart:title>
        <chart:subtitle svg:x="6.17cm" svg:y="1.301cm" chart:style-name="ch3">
          <text:p>k=250, N=5.000.000</text:p>
        </chart:subtitle>
        <chart:legend chart:legend-position="end" svg:x="11.56cm" svg:y="3.952cm" style:legend-expansion="high" chart:style-name="ch4"/>
        <chart:plot-area chart:style-name="ch5" table:cell-range-address="nw_250_5000000.H1:nw_250_5000000.H1 nw_250_5000000.H6:nw_250_5000000.H8 nw_250_5000000.M1:nw_250_5000000.M1 nw_250_5000000.M6:nw_250_5000000.M8" chart:data-source-has-labels="row" svg:x="0.32cm" svg:y="2.19cm" svg:width="10.92cm" svg:height="6.63cm">
          <chartooo:coordinate-region svg:x="1.127cm" svg:y="2.389cm" svg:width="10.019cm" svg:height="5.7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nw_250_5000000.H6:nw_250_5000000.H8" chart:label-cell-address="nw_250_5000000.H1:nw_250_5000000.H1" chart:class="chart:line">
            <chart:data-point chart:repeated="3"/>
          </chart:series>
          <chart:series chart:style-name="ch9" chart:values-cell-range-address="nw_250_5000000.M6:nw_250_5000000.M8" chart:label-cell-address="nw_250_5000000.M1:nw_250_5000000.M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erate kbit/s</text:p>
                <draw:g>
                  <svg:desc>nw_250_5000000.H1:nw_250_5000000.H1</svg:desc>
                </draw:g>
              </table:table-cell>
              <table:table-cell office:value-type="string">
                <text:p>Empfangsrate kbit/s</text:p>
                <draw:g>
                  <svg:desc>nw_250_5000000.M1:nw_250_5000000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8.76168">
                <text:p>868.76168</text:p>
                <draw:g>
                  <svg:desc>nw_250_5000000.H6:nw_250_5000000.H8</svg:desc>
                </draw:g>
              </table:table-cell>
              <table:table-cell office:value-type="float" office:value="868.363922">
                <text:p>868.363922</text:p>
                <draw:g>
                  <svg:desc>nw_250_5000000.M6:nw_250_5000000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7.107429">
                <text:p>847.107429</text:p>
              </table:table-cell>
              <table:table-cell office:value-type="float" office:value="846.778626">
                <text:p>846.778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2.712088">
                <text:p>852.712088</text:p>
              </table:table-cell>
              <table:table-cell office:value-type="float" office:value="852.353956">
                <text:p>852.3539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UDP Netzwerk</text:p>
        </chart:title>
        <chart:subtitle svg:x="6.541cm" svg:y="1.301cm" chart:style-name="ch3">
          <text:p>k=250, N=5.000</text:p>
        </chart:subtitle>
        <chart:legend chart:legend-position="end" svg:x="11.56cm" svg:y="3.952cm" style:legend-expansion="high" chart:style-name="ch4"/>
        <chart:plot-area chart:style-name="ch5" table:cell-range-address="nw_250_5000.H1:nw_250_5000.H4 nw_250_5000.M1:nw_250_5000.M4" chart:data-source-has-labels="row" svg:x="0.32cm" svg:y="2.19cm" svg:width="10.92cm" svg:height="6.63cm">
          <chartooo:coordinate-region svg:x="1.682cm" svg:y="2.389cm" svg:width="9.464cm" svg:height="5.7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nw_250_5000.H2:nw_250_5000.H4" chart:label-cell-address="nw_250_5000.H1:nw_250_5000.H1" chart:class="chart:line">
            <chart:data-point chart:repeated="3"/>
          </chart:series>
          <chart:series chart:style-name="ch9" chart:values-cell-range-address="nw_250_5000.M2:nw_250_5000.M4" chart:label-cell-address="nw_250_5000.M1:nw_250_5000.M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erate kbit/s</text:p>
                <draw:g>
                  <svg:desc>nw_250_5000.H1:nw_250_5000.H1</svg:desc>
                </draw:g>
              </table:table-cell>
              <table:table-cell office:value-type="string">
                <text:p>Empfangsrate kbit/s</text:p>
                <draw:g>
                  <svg:desc>nw_250_5000.M1:nw_250_5000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417.5872">
                <text:p>197417.5872</text:p>
                <draw:g>
                  <svg:desc>nw_250_5000.H2:nw_250_5000.H4</svg:desc>
                </draw:g>
              </table:table-cell>
              <table:table-cell office:value-type="float" office:value="3731.598668">
                <text:p>3731.598668</text:p>
                <draw:g>
                  <svg:desc>nw_250_5000.M2:nw_250_5000.M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417.427386">
                <text:p>197417.427386</text:p>
              </table:table-cell>
              <table:table-cell office:value-type="float" office:value="4408.757481">
                <text:p>4408.757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362.165031">
                <text:p>195362.165031</text:p>
              </table:table-cell>
              <table:table-cell office:value-type="float" office:value="3919.728382">
                <text:p>3919.7283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